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ffa6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EALTIME SPEED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NITIAL PERCENTAGE</text:p>
          </table:table-cell>
          <table:table-cell table:style-name="ce1"/>
          <table:table-cell table:style-name="ce1"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office:value-type="float" office:value="5.547468" calcext:value-type="float">
            <text:p>5.547468</text:p>
          </table:table-cell>
          <table:table-cell office:value-type="float" office:value="-0.002767" calcext:value-type="float">
            <text:p>-0.002767</text:p>
          </table:table-cell>
          <table:table-cell office:value-type="float" office:value="0.308171" calcext:value-type="float">
            <text:p>0.308171</text:p>
          </table:table-cell>
          <table:table-cell/>
          <table:table-cell office:value-type="float" office:value="140.424426" calcext:value-type="float">
            <text:p>140.424426</text:p>
          </table:table-cell>
          <table:table-cell office:value-type="float" office:value="5.036451" calcext:value-type="float">
            <text:p>5.036451</text:p>
          </table:table-cell>
          <table:table-cell office:value-type="float" office:value="1.056427" calcext:value-type="float">
            <text:p>1.056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.570125" calcext:value-type="float">
            <text:p>223.570125</text:p>
          </table:table-cell>
          <table:table-cell table:number-columns-repeated="3"/>
        </table:table-row>
        <table:table-row table:style-name="ro1">
          <table:table-cell office:value-type="float" office:value="8.171483" calcext:value-type="float">
            <text:p>8.171483</text:p>
          </table:table-cell>
          <table:table-cell office:value-type="float" office:value="-0.007885" calcext:value-type="float">
            <text:p>-0.007885</text:p>
          </table:table-cell>
          <table:table-cell office:value-type="float" office:value="0.056838" calcext:value-type="float">
            <text:p>0.056838</text:p>
          </table:table-cell>
          <table:table-cell/>
          <table:table-cell office:value-type="float" office:value="129.964169" calcext:value-type="float">
            <text:p>129.964169</text:p>
          </table:table-cell>
          <table:table-cell office:value-type="float" office:value="4.980581" calcext:value-type="float">
            <text:p>4.980581</text:p>
          </table:table-cell>
          <table:table-cell office:value-type="float" office:value="1.04297" calcext:value-type="float">
            <text:p>1.04297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3.467903" calcext:value-type="float">
            <text:p>223.467903</text:p>
          </table:table-cell>
          <table:table-cell table:number-columns-repeated="3"/>
        </table:table-row>
        <table:table-row table:style-name="ro1">
          <table:table-cell office:value-type="float" office:value="8.130632" calcext:value-type="float">
            <text:p>8.13063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71048" calcext:value-type="float">
            <text:p>0.071048</text:p>
          </table:table-cell>
          <table:table-cell/>
          <table:table-cell office:value-type="float" office:value="128.649287" calcext:value-type="float">
            <text:p>128.649287</text:p>
          </table:table-cell>
          <table:table-cell office:value-type="float" office:value="4.97797" calcext:value-type="float">
            <text:p>4.97797</text:p>
          </table:table-cell>
          <table:table-cell office:value-type="float" office:value="1.042659" calcext:value-type="float">
            <text:p>1.042659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7766" calcext:value-type="float">
            <text:p>224.187766</text:p>
          </table:table-cell>
          <table:table-cell table:number-columns-repeated="3"/>
        </table:table-row>
        <table:table-row table:style-name="ro1">
          <table:table-cell office:value-type="float" office:value="8.796829" calcext:value-type="float">
            <text:p>8.796829</text:p>
          </table:table-cell>
          <table:table-cell office:value-type="float" office:value="-0.007287" calcext:value-type="float">
            <text:p>-0.007287</text:p>
          </table:table-cell>
          <table:table-cell office:value-type="float" office:value="0.05595" calcext:value-type="float">
            <text:p>0.05595</text:p>
          </table:table-cell>
          <table:table-cell/>
          <table:table-cell office:value-type="float" office:value="120.838998" calcext:value-type="float">
            <text:p>120.838998</text:p>
          </table:table-cell>
          <table:table-cell office:value-type="float" office:value="5.977608" calcext:value-type="float">
            <text:p>5.977608</text:p>
          </table:table-cell>
          <table:table-cell office:value-type="float" office:value="1.933847" calcext:value-type="float">
            <text:p>1.93384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31335" calcext:value-type="float">
            <text:p>187.031335</text:p>
          </table:table-cell>
          <table:table-cell table:number-columns-repeated="3"/>
        </table:table-row>
        <table:table-row table:style-name="ro1">
          <table:table-cell office:value-type="float" office:value="8.370889" calcext:value-type="float">
            <text:p>8.370889</text:p>
          </table:table-cell>
          <table:table-cell office:value-type="float" office:value="-0.001121" calcext:value-type="float">
            <text:p>-0.001121</text:p>
          </table:table-cell>
          <table:table-cell office:value-type="float" office:value="0.047069" calcext:value-type="float">
            <text:p>0.047069</text:p>
          </table:table-cell>
          <table:table-cell/>
          <table:table-cell office:value-type="float" office:value="128.182324" calcext:value-type="float">
            <text:p>128.182324</text:p>
          </table:table-cell>
          <table:table-cell office:value-type="float" office:value="4.96963" calcext:value-type="float">
            <text:p>4.96963</text:p>
          </table:table-cell>
          <table:table-cell office:value-type="float" office:value="1.020237" calcext:value-type="float">
            <text:p>1.020237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225.972557" calcext:value-type="float">
            <text:p>225.972557</text:p>
          </table:table-cell>
          <table:table-cell table:number-columns-repeated="3"/>
        </table:table-row>
        <table:table-row table:style-name="ro1">
          <table:table-cell office:value-type="float" office:value="8.018213" calcext:value-type="float">
            <text:p>8.018213</text:p>
          </table:table-cell>
          <table:table-cell office:value-type="float" office:value="-0.000555" calcext:value-type="float">
            <text:p>-0.000555</text:p>
          </table:table-cell>
          <table:table-cell office:value-type="float" office:value="0.103908" calcext:value-type="float">
            <text:p>0.103908</text:p>
          </table:table-cell>
          <table:table-cell/>
          <table:table-cell office:value-type="float" office:value="125.838512" calcext:value-type="float">
            <text:p>125.838512</text:p>
          </table:table-cell>
          <table:table-cell office:value-type="float" office:value="5.964339" calcext:value-type="float">
            <text:p>5.964339</text:p>
          </table:table-cell>
          <table:table-cell office:value-type="float" office:value="1.935051" calcext:value-type="float">
            <text:p>1.935051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782753" calcext:value-type="float">
            <text:p>187.782753</text:p>
          </table:table-cell>
          <table:table-cell table:number-columns-repeated="3"/>
        </table:table-row>
        <table:table-row table:style-name="ro1">
          <table:table-cell office:value-type="float" office:value="8.049437" calcext:value-type="float">
            <text:p>8.049437</text:p>
          </table:table-cell>
          <table:table-cell office:value-type="float" office:value="-0.007103" calcext:value-type="float">
            <text:p>-0.007103</text:p>
          </table:table-cell>
          <table:table-cell office:value-type="float" office:value="0.108348" calcext:value-type="float">
            <text:p>0.108348</text:p>
          </table:table-cell>
          <table:table-cell/>
          <table:table-cell office:value-type="float" office:value="124.729219" calcext:value-type="float">
            <text:p>124.729219</text:p>
          </table:table-cell>
          <table:table-cell office:value-type="float" office:value="4.978187" calcext:value-type="float">
            <text:p>4.978187</text:p>
          </table:table-cell>
          <table:table-cell office:value-type="float" office:value="1.01179" calcext:value-type="float">
            <text:p>1.01179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78871" calcext:value-type="float">
            <text:p>224.378871</text:p>
          </table:table-cell>
          <table:table-cell table:number-columns-repeated="3"/>
        </table:table-row>
        <table:table-row table:style-name="ro1">
          <table:table-cell office:value-type="float" office:value="7.794497" calcext:value-type="float">
            <text:p>7.794497</text:p>
          </table:table-cell>
          <table:table-cell office:value-type="float" office:value="-0.006333" calcext:value-type="float">
            <text:p>-0.006333</text:p>
          </table:table-cell>
          <table:table-cell office:value-type="float" office:value="0.079929" calcext:value-type="float">
            <text:p>0.079929</text:p>
          </table:table-cell>
          <table:table-cell/>
          <table:table-cell office:value-type="float" office:value="132.914285" calcext:value-type="float">
            <text:p>132.914285</text:p>
          </table:table-cell>
          <table:table-cell office:value-type="float" office:value="4.979621" calcext:value-type="float">
            <text:p>4.979621</text:p>
          </table:table-cell>
          <table:table-cell office:value-type="float" office:value="1.016185" calcext:value-type="float">
            <text:p>1.01618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12626" calcext:value-type="float">
            <text:p>223.912626</text:p>
          </table:table-cell>
          <table:table-cell table:number-columns-repeated="3"/>
        </table:table-row>
        <table:table-row table:style-name="ro1">
          <table:table-cell office:value-type="float" office:value="8.154873" calcext:value-type="float">
            <text:p>8.154873</text:p>
          </table:table-cell>
          <table:table-cell office:value-type="float" office:value="-0.00486" calcext:value-type="float">
            <text:p>-0.00486</text:p>
          </table:table-cell>
          <table:table-cell office:value-type="float" office:value="0.034636" calcext:value-type="float">
            <text:p>0.034636</text:p>
          </table:table-cell>
          <table:table-cell/>
          <table:table-cell office:value-type="float" office:value="133.294532" calcext:value-type="float">
            <text:p>133.294532</text:p>
          </table:table-cell>
          <table:table-cell office:value-type="float" office:value="4.976433" calcext:value-type="float">
            <text:p>4.976433</text:p>
          </table:table-cell>
          <table:table-cell office:value-type="float" office:value="1.007146" calcext:value-type="float">
            <text:p>1.00714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7958" calcext:value-type="float">
            <text:p>224.457958</text:p>
          </table:table-cell>
          <table:table-cell table:number-columns-repeated="3"/>
        </table:table-row>
        <table:table-row table:style-name="ro1">
          <table:table-cell office:value-type="float" office:value="8.51821" calcext:value-type="float">
            <text:p>8.51821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54174" calcext:value-type="float">
            <text:p>0.054174</text:p>
          </table:table-cell>
          <table:table-cell/>
          <table:table-cell office:value-type="float" office:value="125.026268" calcext:value-type="float">
            <text:p>125.026268</text:p>
          </table:table-cell>
          <table:table-cell office:value-type="float" office:value="4.968849" calcext:value-type="float">
            <text:p>4.968849</text:p>
          </table:table-cell>
          <table:table-cell office:value-type="float" office:value="1.053189" calcext:value-type="float">
            <text:p>1.053189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26.410586" calcext:value-type="float">
            <text:p>226.410586</text:p>
          </table:table-cell>
          <table:table-cell table:number-columns-repeated="3"/>
        </table:table-row>
        <table:table-row table:style-name="ro1">
          <table:table-cell office:value-type="float" office:value="7.862108" calcext:value-type="float">
            <text:p>7.862108</text:p>
          </table:table-cell>
          <table:table-cell office:value-type="float" office:value="-0.007364" calcext:value-type="float">
            <text:p>-0.007364</text:p>
          </table:table-cell>
          <table:table-cell office:value-type="float" office:value="0.108348" calcext:value-type="float">
            <text:p>0.108348</text:p>
          </table:table-cell>
          <table:table-cell/>
          <table:table-cell office:value-type="float" office:value="127.70112" calcext:value-type="float">
            <text:p>127.70112</text:p>
          </table:table-cell>
          <table:table-cell office:value-type="float" office:value="5.962414" calcext:value-type="float">
            <text:p>5.962414</text:p>
          </table:table-cell>
          <table:table-cell office:value-type="float" office:value="1.931646" calcext:value-type="float">
            <text:p>1.931646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8.011097" calcext:value-type="float">
            <text:p>188.011097</text:p>
          </table:table-cell>
          <table:table-cell table:number-columns-repeated="3"/>
        </table:table-row>
        <table:table-row table:style-name="ro1">
          <table:table-cell office:value-type="float" office:value="8.087092" calcext:value-type="float">
            <text:p>8.087092</text:p>
          </table:table-cell>
          <table:table-cell office:value-type="float" office:value="-0.006835" calcext:value-type="float">
            <text:p>-0.006835</text:p>
          </table:table-cell>
          <table:table-cell office:value-type="float" office:value="0.096803" calcext:value-type="float">
            <text:p>0.096803</text:p>
          </table:table-cell>
          <table:table-cell/>
          <table:table-cell office:value-type="float" office:value="125.755959" calcext:value-type="float">
            <text:p>125.755959</text:p>
          </table:table-cell>
          <table:table-cell office:value-type="float" office:value="4.989572" calcext:value-type="float">
            <text:p>4.989572</text:p>
          </table:table-cell>
          <table:table-cell office:value-type="float" office:value="1.003121" calcext:value-type="float">
            <text:p>1.003121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267731" calcext:value-type="float">
            <text:p>224.267731</text:p>
          </table:table-cell>
          <table:table-cell table:number-columns-repeated="3"/>
        </table:table-row>
        <table:table-row table:style-name="ro1">
          <table:table-cell office:value-type="float" office:value="8.019089" calcext:value-type="float">
            <text:p>8.019089</text:p>
          </table:table-cell>
          <table:table-cell office:value-type="float" office:value="-0.006443" calcext:value-type="float">
            <text:p>-0.006443</text:p>
          </table:table-cell>
          <table:table-cell office:value-type="float" office:value="0.067496" calcext:value-type="float">
            <text:p>0.067496</text:p>
          </table:table-cell>
          <table:table-cell/>
          <table:table-cell office:value-type="float" office:value="130.937567" calcext:value-type="float">
            <text:p>130.937567</text:p>
          </table:table-cell>
          <table:table-cell office:value-type="float" office:value="4.976862" calcext:value-type="float">
            <text:p>4.976862</text:p>
          </table:table-cell>
          <table:table-cell office:value-type="float" office:value="1.023661" calcext:value-type="float">
            <text:p>1.023661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4.036755" calcext:value-type="float">
            <text:p>224.036755</text:p>
          </table:table-cell>
          <table:table-cell table:number-columns-repeated="3"/>
        </table:table-row>
        <table:table-row table:style-name="ro1">
          <table:table-cell office:value-type="float" office:value="8.630762" calcext:value-type="float">
            <text:p>8.630762</text:p>
          </table:table-cell>
          <table:table-cell office:value-type="float" office:value="-0.003469" calcext:value-type="float">
            <text:p>-0.003469</text:p>
          </table:table-cell>
          <table:table-cell office:value-type="float" office:value="0.031083" calcext:value-type="float">
            <text:p>0.031083</text:p>
          </table:table-cell>
          <table:table-cell/>
          <table:table-cell office:value-type="float" office:value="126.408308" calcext:value-type="float">
            <text:p>126.408308</text:p>
          </table:table-cell>
          <table:table-cell office:value-type="float" office:value="4.979215" calcext:value-type="float">
            <text:p>4.979215</text:p>
          </table:table-cell>
          <table:table-cell office:value-type="float" office:value="1.016455" calcext:value-type="float">
            <text:p>1.016455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3172" calcext:value-type="float">
            <text:p>224.13172</text:p>
          </table:table-cell>
          <table:table-cell table:number-columns-repeated="3"/>
        </table:table-row>
        <table:table-row table:style-name="ro1">
          <table:table-cell office:value-type="float" office:value="8.458884" calcext:value-type="float">
            <text:p>8.458884</text:p>
          </table:table-cell>
          <table:table-cell office:value-type="float" office:value="-0.008325" calcext:value-type="float">
            <text:p>-0.008325</text:p>
          </table:table-cell>
          <table:table-cell office:value-type="float" office:value="0.059503" calcext:value-type="float">
            <text:p>0.059503</text:p>
          </table:table-cell>
          <table:table-cell/>
          <table:table-cell office:value-type="float" office:value="125.19382" calcext:value-type="float">
            <text:p>125.19382</text:p>
          </table:table-cell>
          <table:table-cell office:value-type="float" office:value="5.970817" calcext:value-type="float">
            <text:p>5.970817</text:p>
          </table:table-cell>
          <table:table-cell office:value-type="float" office:value="1.890863" calcext:value-type="float">
            <text:p>1.890863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416423" calcext:value-type="float">
            <text:p>188.416423</text:p>
          </table:table-cell>
          <table:table-cell table:number-columns-repeated="3"/>
        </table:table-row>
        <table:table-row table:style-name="ro1">
          <table:table-cell office:value-type="float" office:value="7.6795" calcext:value-type="float">
            <text:p>7.6795</text:p>
          </table:table-cell>
          <table:table-cell office:value-type="float" office:value="-0.006809" calcext:value-type="float">
            <text:p>-0.006809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31.779415" calcext:value-type="float">
            <text:p>131.779415</text:p>
          </table:table-cell>
          <table:table-cell office:value-type="float" office:value="5.961361" calcext:value-type="float">
            <text:p>5.961361</text:p>
          </table:table-cell>
          <table:table-cell office:value-type="float" office:value="1.904594" calcext:value-type="float">
            <text:p>1.904594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8.212049" calcext:value-type="float">
            <text:p>188.212049</text:p>
          </table:table-cell>
          <table:table-cell table:number-columns-repeated="3"/>
        </table:table-row>
        <table:table-row table:style-name="ro1">
          <table:table-cell office:value-type="float" office:value="7.920947" calcext:value-type="float">
            <text:p>7.920947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0.081705" calcext:value-type="float">
            <text:p>0.081705</text:p>
          </table:table-cell>
          <table:table-cell/>
          <table:table-cell office:value-type="float" office:value="130.539946" calcext:value-type="float">
            <text:p>130.539946</text:p>
          </table:table-cell>
          <table:table-cell office:value-type="float" office:value="4.982372" calcext:value-type="float">
            <text:p>4.982372</text:p>
          </table:table-cell>
          <table:table-cell office:value-type="float" office:value="1.019288" calcext:value-type="float">
            <text:p>1.019288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588281" calcext:value-type="float">
            <text:p>223.588281</text:p>
          </table:table-cell>
          <table:table-cell table:number-columns-repeated="3"/>
        </table:table-row>
        <table:table-row table:style-name="ro1">
          <table:table-cell office:value-type="float" office:value="8.234527" calcext:value-type="float">
            <text:p>8.23452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78153" calcext:value-type="float">
            <text:p>0.078153</text:p>
          </table:table-cell>
          <table:table-cell/>
          <table:table-cell office:value-type="float" office:value="126.054597" calcext:value-type="float">
            <text:p>126.054597</text:p>
          </table:table-cell>
          <table:table-cell office:value-type="float" office:value="4.977154" calcext:value-type="float">
            <text:p>4.977154</text:p>
          </table:table-cell>
          <table:table-cell office:value-type="float" office:value="1.049884" calcext:value-type="float">
            <text:p>1.04988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24526" calcext:value-type="float">
            <text:p>224.224526</text:p>
          </table:table-cell>
          <table:table-cell table:number-columns-repeated="3"/>
        </table:table-row>
        <table:table-row table:style-name="ro1">
          <table:table-cell office:value-type="float" office:value="8.056157" calcext:value-type="float">
            <text:p>8.056157</text:p>
          </table:table-cell>
          <table:table-cell office:value-type="float" office:value="-0.00238" calcext:value-type="float">
            <text:p>-0.00238</text:p>
          </table:table-cell>
          <table:table-cell office:value-type="float" office:value="0.073712" calcext:value-type="float">
            <text:p>0.073712</text:p>
          </table:table-cell>
          <table:table-cell/>
          <table:table-cell office:value-type="float" office:value="129.466194" calcext:value-type="float">
            <text:p>129.466194</text:p>
          </table:table-cell>
          <table:table-cell office:value-type="float" office:value="4.979902" calcext:value-type="float">
            <text:p>4.979902</text:p>
          </table:table-cell>
          <table:table-cell office:value-type="float" office:value="1.021527" calcext:value-type="float">
            <text:p>1.021527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899987" calcext:value-type="float">
            <text:p>223.899987</text:p>
          </table:table-cell>
          <table:table-cell table:number-columns-repeated="3"/>
        </table:table-row>
        <table:table-row table:style-name="ro1">
          <table:table-cell office:value-type="float" office:value="7.755679" calcext:value-type="float">
            <text:p>7.755679</text:p>
          </table:table-cell>
          <table:table-cell office:value-type="float" office:value="-0.007198" calcext:value-type="float">
            <text:p>-0.007198</text:p>
          </table:table-cell>
          <table:table-cell office:value-type="float" office:value="0.068384" calcext:value-type="float">
            <text:p>0.068384</text:p>
          </table:table-cell>
          <table:table-cell/>
          <table:table-cell office:value-type="float" office:value="135.255729" calcext:value-type="float">
            <text:p>135.255729</text:p>
          </table:table-cell>
          <table:table-cell office:value-type="float" office:value="4.986337" calcext:value-type="float">
            <text:p>4.986337</text:p>
          </table:table-cell>
          <table:table-cell office:value-type="float" office:value="1.003536" calcext:value-type="float">
            <text:p>1.003536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4.613782" calcext:value-type="float">
            <text:p>224.613782</text:p>
          </table:table-cell>
          <table:table-cell table:number-columns-repeated="3"/>
        </table:table-row>
        <table:table-row table:style-name="ro1">
          <table:table-cell office:value-type="float" office:value="7.637235" calcext:value-type="float">
            <text:p>7.637235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95915" calcext:value-type="float">
            <text:p>0.095915</text:p>
          </table:table-cell>
          <table:table-cell/>
          <table:table-cell office:value-type="float" office:value="133.294315" calcext:value-type="float">
            <text:p>133.294315</text:p>
          </table:table-cell>
          <table:table-cell office:value-type="float" office:value="4.976358" calcext:value-type="float">
            <text:p>4.976358</text:p>
          </table:table-cell>
          <table:table-cell office:value-type="float" office:value="1.019348" calcext:value-type="float">
            <text:p>1.019348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662296" calcext:value-type="float">
            <text:p>224.662296</text:p>
          </table:table-cell>
          <table:table-cell table:number-columns-repeated="3"/>
        </table:table-row>
        <table:table-row table:style-name="ro1">
          <table:table-cell office:value-type="float" office:value="7.905827" calcext:value-type="float">
            <text:p>7.905827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87922" calcext:value-type="float">
            <text:p>0.087922</text:p>
          </table:table-cell>
          <table:table-cell/>
          <table:table-cell office:value-type="float" office:value="129.904183" calcext:value-type="float">
            <text:p>129.904183</text:p>
          </table:table-cell>
          <table:table-cell office:value-type="float" office:value="5.969404" calcext:value-type="float">
            <text:p>5.969404</text:p>
          </table:table-cell>
          <table:table-cell office:value-type="float" office:value="1.929613" calcext:value-type="float">
            <text:p>1.929613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293505" calcext:value-type="float">
            <text:p>188.293505</text:p>
          </table:table-cell>
          <table:table-cell table:number-columns-repeated="3"/>
        </table:table-row>
        <table:table-row table:style-name="ro1">
          <table:table-cell office:value-type="float" office:value="8.317083" calcext:value-type="float">
            <text:p>8.317083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7.448528" calcext:value-type="float">
            <text:p>127.448528</text:p>
          </table:table-cell>
          <table:table-cell office:value-type="float" office:value="5.963288" calcext:value-type="float">
            <text:p>5.963288</text:p>
          </table:table-cell>
          <table:table-cell office:value-type="float" office:value="1.935728" calcext:value-type="float">
            <text:p>1.935728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8.151233" calcext:value-type="float">
            <text:p>188.151233</text:p>
          </table:table-cell>
          <table:table-cell table:number-columns-repeated="3"/>
        </table:table-row>
        <table:table-row table:style-name="ro1">
          <table:table-cell office:value-type="float" office:value="8.265075" calcext:value-type="float">
            <text:p>8.265075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0.036412" calcext:value-type="float">
            <text:p>0.036412</text:p>
          </table:table-cell>
          <table:table-cell/>
          <table:table-cell office:value-type="float" office:value="131.275276" calcext:value-type="float">
            <text:p>131.275276</text:p>
          </table:table-cell>
          <table:table-cell office:value-type="float" office:value="4.978188" calcext:value-type="float">
            <text:p>4.978188</text:p>
          </table:table-cell>
          <table:table-cell office:value-type="float" office:value="1.019224" calcext:value-type="float">
            <text:p>1.01922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77076" calcext:value-type="float">
            <text:p>223.977076</text:p>
          </table:table-cell>
          <table:table-cell table:number-columns-repeated="3"/>
        </table:table-row>
        <table:table-row table:style-name="ro1">
          <table:table-cell office:value-type="float" office:value="8.059336" calcext:value-type="float">
            <text:p>8.059336</text:p>
          </table:table-cell>
          <table:table-cell office:value-type="float" office:value="-0.00596" calcext:value-type="float">
            <text:p>-0.00596</text:p>
          </table:table-cell>
          <table:table-cell office:value-type="float" office:value="0.067496" calcext:value-type="float">
            <text:p>0.067496</text:p>
          </table:table-cell>
          <table:table-cell/>
          <table:table-cell office:value-type="float" office:value="130.283687" calcext:value-type="float">
            <text:p>130.283687</text:p>
          </table:table-cell>
          <table:table-cell office:value-type="float" office:value="4.978017" calcext:value-type="float">
            <text:p>4.978017</text:p>
          </table:table-cell>
          <table:table-cell office:value-type="float" office:value="1.002537" calcext:value-type="float">
            <text:p>1.002537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84767" calcext:value-type="float">
            <text:p>223.984767</text:p>
          </table:table-cell>
          <table:table-cell table:number-columns-repeated="3"/>
        </table:table-row>
        <table:table-row table:style-name="ro1">
          <table:table-cell office:value-type="float" office:value="8.501467" calcext:value-type="float">
            <text:p>8.501467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045293" calcext:value-type="float">
            <text:p>0.045293</text:p>
          </table:table-cell>
          <table:table-cell/>
          <table:table-cell office:value-type="float" office:value="126.448765" calcext:value-type="float">
            <text:p>126.448765</text:p>
          </table:table-cell>
          <table:table-cell office:value-type="float" office:value="4.963047" calcext:value-type="float">
            <text:p>4.963047</text:p>
          </table:table-cell>
          <table:table-cell office:value-type="float" office:value="1.008708" calcext:value-type="float">
            <text:p>1.008708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225.869308" calcext:value-type="float">
            <text:p>225.869308</text:p>
          </table:table-cell>
          <table:table-cell table:number-columns-repeated="3"/>
        </table:table-row>
        <table:table-row table:style-name="ro1">
          <table:table-cell office:value-type="float" office:value="8.323178" calcext:value-type="float">
            <text:p>8.323178</text:p>
          </table:table-cell>
          <table:table-cell office:value-type="float" office:value="-0.005818" calcext:value-type="float">
            <text:p>-0.005818</text:p>
          </table:table-cell>
          <table:table-cell office:value-type="float" office:value="0.066607" calcext:value-type="float">
            <text:p>0.066607</text:p>
          </table:table-cell>
          <table:table-cell/>
          <table:table-cell office:value-type="float" office:value="126.273882" calcext:value-type="float">
            <text:p>126.273882</text:p>
          </table:table-cell>
          <table:table-cell office:value-type="float" office:value="4.979271" calcext:value-type="float">
            <text:p>4.979271</text:p>
          </table:table-cell>
          <table:table-cell office:value-type="float" office:value="1.003038" calcext:value-type="float">
            <text:p>1.003038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3003" calcext:value-type="float">
            <text:p>224.33003</text:p>
          </table:table-cell>
          <table:table-cell table:number-columns-repeated="3"/>
        </table:table-row>
        <table:table-row table:style-name="ro1">
          <table:table-cell office:value-type="float" office:value="7.787708" calcext:value-type="float">
            <text:p>7.787708</text:p>
          </table:table-cell>
          <table:table-cell office:value-type="float" office:value="-0.001218" calcext:value-type="float">
            <text:p>-0.001218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29.948374" calcext:value-type="float">
            <text:p>129.948374</text:p>
          </table:table-cell>
          <table:table-cell office:value-type="float" office:value="5.990902" calcext:value-type="float">
            <text:p>5.990902</text:p>
          </table:table-cell>
          <table:table-cell office:value-type="float" office:value="1.941449" calcext:value-type="float">
            <text:p>1.941449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6.616308" calcext:value-type="float">
            <text:p>186.616308</text:p>
          </table:table-cell>
          <table:table-cell table:number-columns-repeated="3"/>
        </table:table-row>
        <table:table-row table:style-name="ro1">
          <table:table-cell office:value-type="float" office:value="7.511993" calcext:value-type="float">
            <text:p>7.51199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102131" calcext:value-type="float">
            <text:p>0.102131</text:p>
          </table:table-cell>
          <table:table-cell/>
          <table:table-cell office:value-type="float" office:value="134.584791" calcext:value-type="float">
            <text:p>134.584791</text:p>
          </table:table-cell>
          <table:table-cell office:value-type="float" office:value="4.979352" calcext:value-type="float">
            <text:p>4.979352</text:p>
          </table:table-cell>
          <table:table-cell office:value-type="float" office:value="1.023775" calcext:value-type="float">
            <text:p>1.02377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2472" calcext:value-type="float">
            <text:p>223.92472</text:p>
          </table:table-cell>
          <table:table-cell table:number-columns-repeated="3"/>
        </table:table-row>
        <table:table-row table:style-name="ro1">
          <table:table-cell office:value-type="float" office:value="8.121044" calcext:value-type="float">
            <text:p>8.121044</text:p>
          </table:table-cell>
          <table:table-cell office:value-type="float" office:value="-0.00573" calcext:value-type="float">
            <text:p>-0.00573</text:p>
          </table:table-cell>
          <table:table-cell office:value-type="float" office:value="0.10746" calcext:value-type="float">
            <text:p>0.10746</text:p>
          </table:table-cell>
          <table:table-cell/>
          <table:table-cell office:value-type="float" office:value="123.752563" calcext:value-type="float">
            <text:p>123.752563</text:p>
          </table:table-cell>
          <table:table-cell office:value-type="float" office:value="5.967768" calcext:value-type="float">
            <text:p>5.967768</text:p>
          </table:table-cell>
          <table:table-cell office:value-type="float" office:value="1.921044" calcext:value-type="float">
            <text:p>1.92104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12684" calcext:value-type="float">
            <text:p>188.512684</text:p>
          </table:table-cell>
          <table:table-cell table:number-columns-repeated="3"/>
        </table:table-row>
        <table:table-row table:style-name="ro1">
          <table:table-cell office:value-type="float" office:value="8.813119" calcext:value-type="float">
            <text:p>8.813119</text:p>
          </table:table-cell>
          <table:table-cell office:value-type="float" office:value="-0.001978" calcext:value-type="float">
            <text:p>-0.001978</text:p>
          </table:table-cell>
          <table:table-cell office:value-type="float" office:value="0.043517" calcext:value-type="float">
            <text:p>0.043517</text:p>
          </table:table-cell>
          <table:table-cell/>
          <table:table-cell office:value-type="float" office:value="122.204183" calcext:value-type="float">
            <text:p>122.204183</text:p>
          </table:table-cell>
          <table:table-cell office:value-type="float" office:value="4.977179" calcext:value-type="float">
            <text:p>4.977179</text:p>
          </table:table-cell>
          <table:table-cell office:value-type="float" office:value="0.941627" calcext:value-type="float">
            <text:p>0.94162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23398" calcext:value-type="float">
            <text:p>224.223398</text:p>
          </table:table-cell>
          <table:table-cell table:number-columns-repeated="3"/>
        </table:table-row>
        <table:table-row table:style-name="ro1">
          <table:table-cell office:value-type="float" office:value="7.978134" calcext:value-type="float">
            <text:p>7.978134</text:p>
          </table:table-cell>
          <table:table-cell office:value-type="float" office:value="-0.00542" calcext:value-type="float">
            <text:p>-0.00542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32.236437" calcext:value-type="float">
            <text:p>132.236437</text:p>
          </table:table-cell>
          <table:table-cell office:value-type="float" office:value="5.977289" calcext:value-type="float">
            <text:p>5.977289</text:p>
          </table:table-cell>
          <table:table-cell office:value-type="float" office:value="1.926596" calcext:value-type="float">
            <text:p>1.926596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7.710517" calcext:value-type="float">
            <text:p>187.710517</text:p>
          </table:table-cell>
          <table:table-cell table:number-columns-repeated="3"/>
        </table:table-row>
        <table:table-row table:style-name="ro1">
          <table:table-cell office:value-type="float" office:value="8.019382" calcext:value-type="float">
            <text:p>8.019382</text:p>
          </table:table-cell>
          <table:table-cell office:value-type="float" office:value="-0.007557" calcext:value-type="float">
            <text:p>-0.007557</text:p>
          </table:table-cell>
          <table:table-cell office:value-type="float" office:value="0.095915" calcext:value-type="float">
            <text:p>0.095915</text:p>
          </table:table-cell>
          <table:table-cell/>
          <table:table-cell office:value-type="float" office:value="126.94245" calcext:value-type="float">
            <text:p>126.94245</text:p>
          </table:table-cell>
          <table:table-cell office:value-type="float" office:value="4.978042" calcext:value-type="float">
            <text:p>4.978042</text:p>
          </table:table-cell>
          <table:table-cell office:value-type="float" office:value="1.007973" calcext:value-type="float">
            <text:p>1.007973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4523" calcext:value-type="float">
            <text:p>224.184523</text:p>
          </table:table-cell>
          <table:table-cell table:number-columns-repeated="3"/>
        </table:table-row>
        <table:table-row table:style-name="ro1">
          <table:table-cell office:value-type="float" office:value="7.963409" calcext:value-type="float">
            <text:p>7.963409</text:p>
          </table:table-cell>
          <table:table-cell office:value-type="float" office:value="-0.003442" calcext:value-type="float">
            <text:p>-0.003442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9.216019" calcext:value-type="float">
            <text:p>129.216019</text:p>
          </table:table-cell>
          <table:table-cell office:value-type="float" office:value="4.975319" calcext:value-type="float">
            <text:p>4.975319</text:p>
          </table:table-cell>
          <table:table-cell office:value-type="float" office:value="1.054994" calcext:value-type="float">
            <text:p>1.05499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307229" calcext:value-type="float">
            <text:p>224.307229</text:p>
          </table:table-cell>
          <table:table-cell table:number-columns-repeated="3"/>
        </table:table-row>
        <table:table-row table:style-name="ro1">
          <table:table-cell office:value-type="float" office:value="8.364719" calcext:value-type="float">
            <text:p>8.364719</text:p>
          </table:table-cell>
          <table:table-cell office:value-type="float" office:value="-0.008044" calcext:value-type="float">
            <text:p>-0.008044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6.722728" calcext:value-type="float">
            <text:p>126.722728</text:p>
          </table:table-cell>
          <table:table-cell office:value-type="float" office:value="4.9614" calcext:value-type="float">
            <text:p>4.9614</text:p>
          </table:table-cell>
          <table:table-cell office:value-type="float" office:value="1.019226" calcext:value-type="float">
            <text:p>1.019226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742732" calcext:value-type="float">
            <text:p>225.742732</text:p>
          </table:table-cell>
          <table:table-cell table:number-columns-repeated="3"/>
        </table:table-row>
        <table:table-row table:style-name="ro1">
          <table:table-cell office:value-type="float" office:value="8.543488" calcext:value-type="float">
            <text:p>8.543488</text:p>
          </table:table-cell>
          <table:table-cell office:value-type="float" office:value="-0.00817" calcext:value-type="float">
            <text:p>-0.00817</text:p>
          </table:table-cell>
          <table:table-cell office:value-type="float" office:value="0.044405" calcext:value-type="float">
            <text:p>0.044405</text:p>
          </table:table-cell>
          <table:table-cell/>
          <table:table-cell office:value-type="float" office:value="125.943876" calcext:value-type="float">
            <text:p>125.943876</text:p>
          </table:table-cell>
          <table:table-cell office:value-type="float" office:value="4.978354" calcext:value-type="float">
            <text:p>4.978354</text:p>
          </table:table-cell>
          <table:table-cell office:value-type="float" office:value="1.010214" calcext:value-type="float">
            <text:p>1.01021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7048" calcext:value-type="float">
            <text:p>224.17048</text:p>
          </table:table-cell>
          <table:table-cell table:number-columns-repeated="3"/>
        </table:table-row>
        <table:table-row table:style-name="ro1">
          <table:table-cell office:value-type="float" office:value="7.952847" calcext:value-type="float">
            <text:p>7.952847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81705" calcext:value-type="float">
            <text:p>0.081705</text:p>
          </table:table-cell>
          <table:table-cell/>
          <table:table-cell office:value-type="float" office:value="130.016332" calcext:value-type="float">
            <text:p>130.016332</text:p>
          </table:table-cell>
          <table:table-cell office:value-type="float" office:value="5.962207" calcext:value-type="float">
            <text:p>5.962207</text:p>
          </table:table-cell>
          <table:table-cell office:value-type="float" office:value="1.936634" calcext:value-type="float">
            <text:p>1.936634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49899" calcext:value-type="float">
            <text:p>187.849899</text:p>
          </table:table-cell>
          <table:table-cell table:number-columns-repeated="3"/>
        </table:table-row>
        <table:table-row table:style-name="ro1">
          <table:table-cell office:value-type="float" office:value="7.939367" calcext:value-type="float">
            <text:p>7.93936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80817" calcext:value-type="float">
            <text:p>0.080817</text:p>
          </table:table-cell>
          <table:table-cell/>
          <table:table-cell office:value-type="float" office:value="130.363037" calcext:value-type="float">
            <text:p>130.363037</text:p>
          </table:table-cell>
          <table:table-cell office:value-type="float" office:value="4.97754" calcext:value-type="float">
            <text:p>4.97754</text:p>
          </table:table-cell>
          <table:table-cell office:value-type="float" office:value="1.019869" calcext:value-type="float">
            <text:p>1.019869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809845" calcext:value-type="float">
            <text:p>224.809845</text:p>
          </table:table-cell>
          <table:table-cell table:number-columns-repeated="3"/>
        </table:table-row>
        <table:table-row table:style-name="ro1">
          <table:table-cell office:value-type="float" office:value="8.257404" calcext:value-type="float">
            <text:p>8.257404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8.369645" calcext:value-type="float">
            <text:p>128.369645</text:p>
          </table:table-cell>
          <table:table-cell office:value-type="float" office:value="4.979403" calcext:value-type="float">
            <text:p>4.979403</text:p>
          </table:table-cell>
          <table:table-cell office:value-type="float" office:value="1.027636" calcext:value-type="float">
            <text:p>1.027636</text:p>
          </table:table-cell>
          <table:table-cell office:value-type="float" office:value="0.012433" calcext:value-type="float">
            <text:p>0.012433</text:p>
          </table:table-cell>
          <table:table-cell/>
          <table:table-cell office:value-type="float" office:value="223.319943" calcext:value-type="float">
            <text:p>223.319943</text:p>
          </table:table-cell>
          <table:table-cell table:number-columns-repeated="3"/>
        </table:table-row>
        <table:table-row table:style-name="ro1">
          <table:table-cell office:value-type="float" office:value="8.367476" calcext:value-type="float">
            <text:p>8.367476</text:p>
          </table:table-cell>
          <table:table-cell office:value-type="float" office:value="-0.008086" calcext:value-type="float">
            <text:p>-0.008086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5.127335" calcext:value-type="float">
            <text:p>125.127335</text:p>
          </table:table-cell>
          <table:table-cell office:value-type="float" office:value="4.965578" calcext:value-type="float">
            <text:p>4.965578</text:p>
          </table:table-cell>
          <table:table-cell office:value-type="float" office:value="1.048853" calcext:value-type="float">
            <text:p>1.04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761111" calcext:value-type="float">
            <text:p>226.761111</text:p>
          </table:table-cell>
          <table:table-cell table:number-columns-repeated="3"/>
        </table:table-row>
        <table:table-row table:style-name="ro1">
          <table:table-cell office:value-type="float" office:value="8.758298" calcext:value-type="float">
            <text:p>8.758298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55062" calcext:value-type="float">
            <text:p>0.055062</text:p>
          </table:table-cell>
          <table:table-cell/>
          <table:table-cell office:value-type="float" office:value="121.484792" calcext:value-type="float">
            <text:p>121.484792</text:p>
          </table:table-cell>
          <table:table-cell office:value-type="float" office:value="4.978352" calcext:value-type="float">
            <text:p>4.978352</text:p>
          </table:table-cell>
          <table:table-cell office:value-type="float" office:value="1.03102" calcext:value-type="float">
            <text:p>1.03102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71446" calcext:value-type="float">
            <text:p>224.371446</text:p>
          </table:table-cell>
          <table:table-cell table:number-columns-repeated="3"/>
        </table:table-row>
        <table:table-row table:style-name="ro1">
          <table:table-cell office:value-type="float" office:value="8.345243" calcext:value-type="float">
            <text:p>8.345243</text:p>
          </table:table-cell>
          <table:table-cell office:value-type="float" office:value="-0.002769" calcext:value-type="float">
            <text:p>-0.002769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3.30378" calcext:value-type="float">
            <text:p>123.30378</text:p>
          </table:table-cell>
          <table:table-cell office:value-type="float" office:value="5.962592" calcext:value-type="float">
            <text:p>5.962592</text:p>
          </table:table-cell>
          <table:table-cell office:value-type="float" office:value="1.924701" calcext:value-type="float">
            <text:p>1.924701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8.340913" calcext:value-type="float">
            <text:p>188.340913</text:p>
          </table:table-cell>
          <table:table-cell table:number-columns-repeated="3"/>
        </table:table-row>
        <table:table-row table:style-name="ro1">
          <table:table-cell office:value-type="float" office:value="8.40618" calcext:value-type="float">
            <text:p>8.40618</text:p>
          </table:table-cell>
          <table:table-cell office:value-type="float" office:value="-0.006596" calcext:value-type="float">
            <text:p>-0.006596</text:p>
          </table:table-cell>
          <table:table-cell office:value-type="float" office:value="0.091474" calcext:value-type="float">
            <text:p>0.091474</text:p>
          </table:table-cell>
          <table:table-cell/>
          <table:table-cell office:value-type="float" office:value="121.696179" calcext:value-type="float">
            <text:p>121.696179</text:p>
          </table:table-cell>
          <table:table-cell office:value-type="float" office:value="4.976428" calcext:value-type="float">
            <text:p>4.976428</text:p>
          </table:table-cell>
          <table:table-cell office:value-type="float" office:value="1.033757" calcext:value-type="float">
            <text:p>1.033757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8184" calcext:value-type="float">
            <text:p>224.458184</text:p>
          </table:table-cell>
          <table:table-cell table:number-columns-repeated="3"/>
        </table:table-row>
        <table:table-row table:style-name="ro1">
          <table:table-cell office:value-type="float" office:value="8.134355" calcext:value-type="float">
            <text:p>8.134355</text:p>
          </table:table-cell>
          <table:table-cell office:value-type="float" office:value="-0.004355" calcext:value-type="float">
            <text:p>-0.004355</text:p>
          </table:table-cell>
          <table:table-cell office:value-type="float" office:value="0.099467" calcext:value-type="float">
            <text:p>0.099467</text:p>
          </table:table-cell>
          <table:table-cell/>
          <table:table-cell office:value-type="float" office:value="124.656471" calcext:value-type="float">
            <text:p>124.656471</text:p>
          </table:table-cell>
          <table:table-cell office:value-type="float" office:value="5.962862" calcext:value-type="float">
            <text:p>5.962862</text:p>
          </table:table-cell>
          <table:table-cell office:value-type="float" office:value="1.935005" calcext:value-type="float">
            <text:p>1.93500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29267" calcext:value-type="float">
            <text:p>187.829267</text:p>
          </table:table-cell>
          <table:table-cell table:number-columns-repeated="3"/>
        </table:table-row>
        <table:table-row table:style-name="ro1">
          <table:table-cell office:value-type="float" office:value="7.905625" calcext:value-type="float">
            <text:p>7.905625</text:p>
          </table:table-cell>
          <table:table-cell office:value-type="float" office:value="-0.001598" calcext:value-type="float">
            <text:p>-0.001598</text:p>
          </table:table-cell>
          <table:table-cell office:value-type="float" office:value="0.089698" calcext:value-type="float">
            <text:p>0.089698</text:p>
          </table:table-cell>
          <table:table-cell/>
          <table:table-cell office:value-type="float" office:value="129.654516" calcext:value-type="float">
            <text:p>129.654516</text:p>
          </table:table-cell>
          <table:table-cell office:value-type="float" office:value="5.977749" calcext:value-type="float">
            <text:p>5.977749</text:p>
          </table:table-cell>
          <table:table-cell office:value-type="float" office:value="1.937584" calcext:value-type="float">
            <text:p>1.937584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361493" calcext:value-type="float">
            <text:p>187.361493</text:p>
          </table:table-cell>
          <table:table-cell table:number-columns-repeated="3"/>
        </table:table-row>
        <table:table-row table:style-name="ro1">
          <table:table-cell office:value-type="float" office:value="8.401244" calcext:value-type="float">
            <text:p>8.401244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0.044405" calcext:value-type="float">
            <text:p>0.044405</text:p>
          </table:table-cell>
          <table:table-cell/>
          <table:table-cell office:value-type="float" office:value="128.076268" calcext:value-type="float">
            <text:p>128.076268</text:p>
          </table:table-cell>
          <table:table-cell office:value-type="float" office:value="4.977725" calcext:value-type="float">
            <text:p>4.977725</text:p>
          </table:table-cell>
          <table:table-cell office:value-type="float" office:value="1.044835" calcext:value-type="float">
            <text:p>1.04483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97909" calcext:value-type="float">
            <text:p>223.997909</text:p>
          </table:table-cell>
          <table:table-cell table:number-columns-repeated="3"/>
        </table:table-row>
        <table:table-row table:style-name="ro1">
          <table:table-cell office:value-type="float" office:value="8.450601" calcext:value-type="float">
            <text:p>8.450601</text:p>
          </table:table-cell>
          <table:table-cell office:value-type="float" office:value="-0.00026" calcext:value-type="float">
            <text:p>-0.00026</text:p>
          </table:table-cell>
          <table:table-cell office:value-type="float" office:value="0.048845" calcext:value-type="float">
            <text:p>0.048845</text:p>
          </table:table-cell>
          <table:table-cell/>
          <table:table-cell office:value-type="float" office:value="126.73655" calcext:value-type="float">
            <text:p>126.73655</text:p>
          </table:table-cell>
          <table:table-cell office:value-type="float" office:value="4.978505" calcext:value-type="float">
            <text:p>4.978505</text:p>
          </table:table-cell>
          <table:table-cell office:value-type="float" office:value="1.032216" calcext:value-type="float">
            <text:p>1.032216</text:p>
          </table:table-cell>
          <table:table-cell office:value-type="float" office:value="0.012433" calcext:value-type="float">
            <text:p>0.012433</text:p>
          </table:table-cell>
          <table:table-cell/>
          <table:table-cell office:value-type="float" office:value="223.36022" calcext:value-type="float">
            <text:p>223.36022</text:p>
          </table:table-cell>
          <table:table-cell table:number-columns-repeated="3"/>
        </table:table-row>
        <table:table-row table:style-name="ro1">
          <table:table-cell office:value-type="float" office:value="8.411962" calcext:value-type="float">
            <text:p>8.411962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9325" calcext:value-type="float">
            <text:p>0.09325</text:p>
          </table:table-cell>
          <table:table-cell/>
          <table:table-cell office:value-type="float" office:value="121.374775" calcext:value-type="float">
            <text:p>121.374775</text:p>
          </table:table-cell>
          <table:table-cell office:value-type="float" office:value="4.979257" calcext:value-type="float">
            <text:p>4.979257</text:p>
          </table:table-cell>
          <table:table-cell office:value-type="float" office:value="1.013958" calcext:value-type="float">
            <text:p>1.013958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8154" calcext:value-type="float">
            <text:p>223.728154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float" office:value="8.385713" calcext:value-type="float">
            <text:p>8.385713</text:p>
          </table:table-cell>
          <table:table-cell office:value-type="float" office:value="-0.006384" calcext:value-type="float">
            <text:p>-0.006384</text:p>
          </table:table-cell>
          <table:table-cell office:value-type="float" office:value="0.047069" calcext:value-type="float">
            <text:p>0.047069</text:p>
          </table:table-cell>
          <table:table-cell/>
          <table:table-cell office:value-type="float" office:value="127.955725" calcext:value-type="float">
            <text:p>127.955725</text:p>
          </table:table-cell>
          <table:table-cell office:value-type="float" office:value="4.979496" calcext:value-type="float">
            <text:p>4.979496</text:p>
          </table:table-cell>
          <table:table-cell office:value-type="float" office:value="1.028788" calcext:value-type="float">
            <text:p>1.028788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19067" calcext:value-type="float">
            <text:p>224.119067</text:p>
          </table:table-cell>
          <table:table-cell table:formula="of:=AVERAGE([.E8:.E41])" office:value-type="float" office:value="128.904944941176" calcext:value-type="float">
            <text:p>128.904944941176</text:p>
          </table:table-cell>
          <table:table-cell/>
          <table:table-cell table:formula="of:= SQRT(DEVSQ([.E8:.E41]))" office:value-type="float" office:value="23.1216209469534" calcext:value-type="float">
            <text:p>23.1216209469534</text:p>
          </table:table-cell>
        </table:table-row>
        <table:table-row table:style-name="ro1">
          <table:table-cell office:value-type="float" office:value="8.105878" calcext:value-type="float">
            <text:p>8.105878</text:p>
          </table:table-cell>
          <table:table-cell office:value-type="float" office:value="-0.003805" calcext:value-type="float">
            <text:p>-0.003805</text:p>
          </table:table-cell>
          <table:table-cell office:value-type="float" office:value="0.027531" calcext:value-type="float">
            <text:p>0.027531</text:p>
          </table:table-cell>
          <table:table-cell/>
          <table:table-cell office:value-type="float" office:value="135.087153" calcext:value-type="float">
            <text:p>135.087153</text:p>
          </table:table-cell>
          <table:table-cell office:value-type="float" office:value="4.969213" calcext:value-type="float">
            <text:p>4.969213</text:p>
          </table:table-cell>
          <table:table-cell office:value-type="float" office:value="1.038033" calcext:value-type="float">
            <text:p>1.038033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387802" calcext:value-type="float">
            <text:p>225.387802</text:p>
          </table:table-cell>
          <table:table-cell table:number-columns-repeated="3"/>
        </table:table-row>
        <table:table-row table:style-name="ro1">
          <table:table-cell office:value-type="float" office:value="8.156822" calcext:value-type="float">
            <text:p>8.156822</text:p>
          </table:table-cell>
          <table:table-cell office:value-type="float" office:value="-0.00385" calcext:value-type="float">
            <text:p>-0.00385</text:p>
          </table:table-cell>
          <table:table-cell office:value-type="float" office:value="0.078153" calcext:value-type="float">
            <text:p>0.078153</text:p>
          </table:table-cell>
          <table:table-cell/>
          <table:table-cell office:value-type="float" office:value="127.25544" calcext:value-type="float">
            <text:p>127.25544</text:p>
          </table:table-cell>
          <table:table-cell office:value-type="float" office:value="4.987499" calcext:value-type="float">
            <text:p>4.987499</text:p>
          </table:table-cell>
          <table:table-cell office:value-type="float" office:value="1.009693" calcext:value-type="float">
            <text:p>1.009693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4.561449" calcext:value-type="float">
            <text:p>224.561449</text:p>
          </table:table-cell>
          <table:table-cell table:number-columns-repeated="3"/>
        </table:table-row>
        <table:table-row table:style-name="ro1">
          <table:table-cell office:value-type="float" office:value="8.525787" calcext:value-type="float">
            <text:p>8.525787</text:p>
          </table:table-cell>
          <table:table-cell office:value-type="float" office:value="-0.007631" calcext:value-type="float">
            <text:p>-0.007631</text:p>
          </table:table-cell>
          <table:table-cell office:value-type="float" office:value="0.053286" calcext:value-type="float">
            <text:p>0.053286</text:p>
          </table:table-cell>
          <table:table-cell/>
          <table:table-cell office:value-type="float" office:value="125.032447" calcext:value-type="float">
            <text:p>125.032447</text:p>
          </table:table-cell>
          <table:table-cell office:value-type="float" office:value="4.979841" calcext:value-type="float">
            <text:p>4.979841</text:p>
          </table:table-cell>
          <table:table-cell office:value-type="float" office:value="1.013328" calcext:value-type="float">
            <text:p>1.013328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50516" calcext:value-type="float">
            <text:p>224.50516</text:p>
          </table:table-cell>
          <table:table-cell table:number-columns-repeated="3"/>
        </table:table-row>
        <table:table-row table:style-name="ro1">
          <table:table-cell office:value-type="float" office:value="8.073622" calcext:value-type="float">
            <text:p>8.073622</text:p>
          </table:table-cell>
          <table:table-cell office:value-type="float" office:value="-0.000873" calcext:value-type="float">
            <text:p>-0.000873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27.08051" calcext:value-type="float">
            <text:p>127.08051</text:p>
          </table:table-cell>
          <table:table-cell office:value-type="float" office:value="5.969033" calcext:value-type="float">
            <text:p>5.969033</text:p>
          </table:table-cell>
          <table:table-cell office:value-type="float" office:value="1.931884" calcext:value-type="float">
            <text:p>1.93188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472739" calcext:value-type="float">
            <text:p>188.472739</text:p>
          </table:table-cell>
          <table:table-cell table:number-columns-repeated="3"/>
        </table:table-row>
        <table:table-row table:style-name="ro1">
          <table:table-cell office:value-type="float" office:value="8.236191" calcext:value-type="float">
            <text:p>8.236191</text:p>
          </table:table-cell>
          <table:table-cell office:value-type="float" office:value="-0.006925" calcext:value-type="float">
            <text:p>-0.006925</text:p>
          </table:table-cell>
          <table:table-cell office:value-type="float" office:value="0.094139" calcext:value-type="float">
            <text:p>0.094139</text:p>
          </table:table-cell>
          <table:table-cell/>
          <table:table-cell office:value-type="float" office:value="123.843655" calcext:value-type="float">
            <text:p>123.843655</text:p>
          </table:table-cell>
          <table:table-cell office:value-type="float" office:value="5.977849" calcext:value-type="float">
            <text:p>5.977849</text:p>
          </table:table-cell>
          <table:table-cell office:value-type="float" office:value="1.935823" calcext:value-type="float">
            <text:p>1.935823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23794" calcext:value-type="float">
            <text:p>187.023794</text:p>
          </table:table-cell>
          <table:table-cell table:number-columns-repeated="3"/>
        </table:table-row>
        <table:table-row table:style-name="ro1">
          <table:table-cell office:value-type="float" office:value="8.023251" calcext:value-type="float">
            <text:p>8.023251</text:p>
          </table:table-cell>
          <table:table-cell office:value-type="float" office:value="-0.003568" calcext:value-type="float">
            <text:p>-0.003568</text:p>
          </table:table-cell>
          <table:table-cell office:value-type="float" office:value="0.087922" calcext:value-type="float">
            <text:p>0.087922</text:p>
          </table:table-cell>
          <table:table-cell/>
          <table:table-cell office:value-type="float" office:value="128.002974" calcext:value-type="float">
            <text:p>128.002974</text:p>
          </table:table-cell>
          <table:table-cell office:value-type="float" office:value="4.967484" calcext:value-type="float">
            <text:p>4.967484</text:p>
          </table:table-cell>
          <table:table-cell office:value-type="float" office:value="1.037425" calcext:value-type="float">
            <text:p>1.037425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5.264943" calcext:value-type="float">
            <text:p>225.264943</text:p>
          </table:table-cell>
          <table:table-cell table:number-columns-repeated="3"/>
        </table:table-row>
        <table:table-row table:style-name="ro1">
          <table:table-cell office:value-type="float" office:value="7.904299" calcext:value-type="float">
            <text:p>7.904299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100355" calcext:value-type="float">
            <text:p>0.100355</text:p>
          </table:table-cell>
          <table:table-cell/>
          <table:table-cell office:value-type="float" office:value="128.158107" calcext:value-type="float">
            <text:p>128.158107</text:p>
          </table:table-cell>
          <table:table-cell office:value-type="float" office:value="4.977259" calcext:value-type="float">
            <text:p>4.977259</text:p>
          </table:table-cell>
          <table:table-cell office:value-type="float" office:value="1.065328" calcext:value-type="float">
            <text:p>1.065328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20714" calcext:value-type="float">
            <text:p>224.420714</text:p>
          </table:table-cell>
          <table:table-cell table:number-columns-repeated="3"/>
        </table:table-row>
        <table:table-row table:style-name="ro1">
          <table:table-cell office:value-type="float" office:value="8.562517" calcext:value-type="float">
            <text:p>8.562517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26643" calcext:value-type="float">
            <text:p>0.026643</text:p>
          </table:table-cell>
          <table:table-cell/>
          <table:table-cell office:value-type="float" office:value="127.999747" calcext:value-type="float">
            <text:p>127.999747</text:p>
          </table:table-cell>
          <table:table-cell office:value-type="float" office:value="4.992784" calcext:value-type="float">
            <text:p>4.992784</text:p>
          </table:table-cell>
          <table:table-cell office:value-type="float" office:value="1.020695" calcext:value-type="float">
            <text:p>1.020695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2.92173" calcext:value-type="float">
            <text:p>222.92173</text:p>
          </table:table-cell>
          <table:table-cell table:number-columns-repeated="3"/>
        </table:table-row>
        <table:table-row table:style-name="ro1">
          <table:table-cell office:value-type="float" office:value="8.255487" calcext:value-type="float">
            <text:p>8.25548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66607" calcext:value-type="float">
            <text:p>0.066607</text:p>
          </table:table-cell>
          <table:table-cell/>
          <table:table-cell office:value-type="float" office:value="127.309268" calcext:value-type="float">
            <text:p>127.309268</text:p>
          </table:table-cell>
          <table:table-cell office:value-type="float" office:value="5.963338" calcext:value-type="float">
            <text:p>5.963338</text:p>
          </table:table-cell>
          <table:table-cell office:value-type="float" office:value="1.932255" calcext:value-type="float">
            <text:p>1.932255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7.981969" calcext:value-type="float">
            <text:p>187.981969</text:p>
          </table:table-cell>
          <table:table-cell table:number-columns-repeated="3"/>
        </table:table-row>
        <table:table-row table:style-name="ro1">
          <table:table-cell office:value-type="float" office:value="8.426065" calcext:value-type="float">
            <text:p>8.426065</text:p>
          </table:table-cell>
          <table:table-cell office:value-type="float" office:value="-0.006122" calcext:value-type="float">
            <text:p>-0.006122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32.683525" calcext:value-type="float">
            <text:p>132.683525</text:p>
          </table:table-cell>
          <table:table-cell office:value-type="float" office:value="4.977385" calcext:value-type="float">
            <text:p>4.977385</text:p>
          </table:table-cell>
          <table:table-cell office:value-type="float" office:value="1.000665" calcext:value-type="float">
            <text:p>1.00066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017753" calcext:value-type="float">
            <text:p>225.017753</text:p>
          </table:table-cell>
          <table:table-cell table:number-columns-repeated="3"/>
        </table:table-row>
        <table:table-row table:style-name="ro1">
          <table:table-cell office:value-type="float" office:value="7.982009" calcext:value-type="float">
            <text:p>7.982009</text:p>
          </table:table-cell>
          <table:table-cell office:value-type="float" office:value="-0.004339" calcext:value-type="float">
            <text:p>-0.004339</text:p>
          </table:table-cell>
          <table:table-cell office:value-type="float" office:value="0.09325" calcext:value-type="float">
            <text:p>0.09325</text:p>
          </table:table-cell>
          <table:table-cell/>
          <table:table-cell office:value-type="float" office:value="127.912657" calcext:value-type="float">
            <text:p>127.912657</text:p>
          </table:table-cell>
          <table:table-cell office:value-type="float" office:value="5.984048" calcext:value-type="float">
            <text:p>5.984048</text:p>
          </table:table-cell>
          <table:table-cell office:value-type="float" office:value="1.925639" calcext:value-type="float">
            <text:p>1.925639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7.331388" calcext:value-type="float">
            <text:p>187.331388</text:p>
          </table:table-cell>
          <table:table-cell table:number-columns-repeated="3"/>
        </table:table-row>
        <table:table-row table:style-name="ro1">
          <table:table-cell office:value-type="float" office:value="7.990761" calcext:value-type="float">
            <text:p>7.990761</text:p>
          </table:table-cell>
          <table:table-cell office:value-type="float" office:value="-0.008335" calcext:value-type="float">
            <text:p>-0.008335</text:p>
          </table:table-cell>
          <table:table-cell office:value-type="float" office:value="0.083481" calcext:value-type="float">
            <text:p>0.083481</text:p>
          </table:table-cell>
          <table:table-cell/>
          <table:table-cell office:value-type="float" office:value="129.14915" calcext:value-type="float">
            <text:p>129.14915</text:p>
          </table:table-cell>
          <table:table-cell office:value-type="float" office:value="4.978535" calcext:value-type="float">
            <text:p>4.978535</text:p>
          </table:table-cell>
          <table:table-cell office:value-type="float" office:value="1.014896" calcext:value-type="float">
            <text:p>1.014896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3.559745" calcext:value-type="float">
            <text:p>223.559745</text:p>
          </table:table-cell>
          <table:table-cell table:number-columns-repeated="3"/>
        </table:table-row>
        <table:table-row table:style-name="ro1">
          <table:table-cell office:value-type="float" office:value="8.043743" calcext:value-type="float">
            <text:p>8.043743</text:p>
          </table:table-cell>
          <table:table-cell office:value-type="float" office:value="-0.004669" calcext:value-type="float">
            <text:p>-0.004669</text:p>
          </table:table-cell>
          <table:table-cell office:value-type="float" office:value="0.085258" calcext:value-type="float">
            <text:p>0.085258</text:p>
          </table:table-cell>
          <table:table-cell/>
          <table:table-cell office:value-type="float" office:value="128.049837" calcext:value-type="float">
            <text:p>128.049837</text:p>
          </table:table-cell>
          <table:table-cell office:value-type="float" office:value="5.963312" calcext:value-type="float">
            <text:p>5.963312</text:p>
          </table:table-cell>
          <table:table-cell office:value-type="float" office:value="1.934648" calcext:value-type="float">
            <text:p>1.934648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15096" calcext:value-type="float">
            <text:p>187.815096</text:p>
          </table:table-cell>
          <table:table-cell table:number-columns-repeated="3"/>
        </table:table-row>
        <table:table-row table:style-name="ro1">
          <table:table-cell office:value-type="float" office:value="8.684012" calcext:value-type="float">
            <text:p>8.684012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29.548417" calcext:value-type="float">
            <text:p>129.548417</text:p>
          </table:table-cell>
          <table:table-cell office:value-type="float" office:value="5.962545" calcext:value-type="float">
            <text:p>5.962545</text:p>
          </table:table-cell>
          <table:table-cell office:value-type="float" office:value="1.939855" calcext:value-type="float">
            <text:p>1.93985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39256" calcext:value-type="float">
            <text:p>187.839256</text:p>
          </table:table-cell>
          <table:table-cell table:number-columns-repeated="3"/>
        </table:table-row>
        <table:table-row table:style-name="ro1">
          <table:table-cell office:value-type="float" office:value="8.101733" calcext:value-type="float">
            <text:p>8.101733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68384" calcext:value-type="float">
            <text:p>0.068384</text:p>
          </table:table-cell>
          <table:table-cell/>
          <table:table-cell office:value-type="float" office:value="129.478471" calcext:value-type="float">
            <text:p>129.478471</text:p>
          </table:table-cell>
          <table:table-cell office:value-type="float" office:value="5.975703" calcext:value-type="float">
            <text:p>5.975703</text:p>
          </table:table-cell>
          <table:table-cell office:value-type="float" office:value="1.935287" calcext:value-type="float">
            <text:p>1.93528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90958" calcext:value-type="float">
            <text:p>187.090958</text:p>
          </table:table-cell>
          <table:table-cell table:number-columns-repeated="3"/>
        </table:table-row>
        <table:table-row table:style-name="ro1">
          <table:table-cell office:value-type="float" office:value="8.475851" calcext:value-type="float">
            <text:p>8.475851</text:p>
          </table:table-cell>
          <table:table-cell office:value-type="float" office:value="-0.006452" calcext:value-type="float">
            <text:p>-0.006452</text:p>
          </table:table-cell>
          <table:table-cell office:value-type="float" office:value="0.079041" calcext:value-type="float">
            <text:p>0.079041</text:p>
          </table:table-cell>
          <table:table-cell/>
          <table:table-cell office:value-type="float" office:value="122.347596" calcext:value-type="float">
            <text:p>122.347596</text:p>
          </table:table-cell>
          <table:table-cell office:value-type="float" office:value="4.968603" calcext:value-type="float">
            <text:p>4.968603</text:p>
          </table:table-cell>
          <table:table-cell office:value-type="float" office:value="1.043762" calcext:value-type="float">
            <text:p>1.043762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226.220523" calcext:value-type="float">
            <text:p>226.220523</text:p>
          </table:table-cell>
          <table:table-cell table:number-columns-repeated="3"/>
        </table:table-row>
        <table:table-row table:style-name="ro1">
          <table:table-cell office:value-type="float" office:value="7.845988" calcext:value-type="float">
            <text:p>7.845988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28.983118" calcext:value-type="float">
            <text:p>128.983118</text:p>
          </table:table-cell>
          <table:table-cell office:value-type="float" office:value="5.978685" calcext:value-type="float">
            <text:p>5.978685</text:p>
          </table:table-cell>
          <table:table-cell office:value-type="float" office:value="1.935153" calcext:value-type="float">
            <text:p>1.935153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186.663124" calcext:value-type="float">
            <text:p>186.663124</text:p>
          </table:table-cell>
          <table:table-cell table:number-columns-repeated="3"/>
        </table:table-row>
        <table:table-row table:style-name="ro1">
          <table:table-cell office:value-type="float" office:value="8.71832" calcext:value-type="float">
            <text:p>8.7183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31972" calcext:value-type="float">
            <text:p>0.031972</text:p>
          </table:table-cell>
          <table:table-cell/>
          <table:table-cell office:value-type="float" office:value="125.024089" calcext:value-type="float">
            <text:p>125.024089</text:p>
          </table:table-cell>
          <table:table-cell office:value-type="float" office:value="5.962386" calcext:value-type="float">
            <text:p>5.962386</text:p>
          </table:table-cell>
          <table:table-cell office:value-type="float" office:value="1.937919" calcext:value-type="float">
            <text:p>1.937919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8.011976" calcext:value-type="float">
            <text:p>188.011976</text:p>
          </table:table-cell>
          <table:table-cell table:number-columns-repeated="3"/>
        </table:table-row>
        <table:table-row table:style-name="ro1">
          <table:table-cell office:value-type="float" office:value="8.452882" calcext:value-type="float">
            <text:p>8.452882</text:p>
          </table:table-cell>
          <table:table-cell office:value-type="float" office:value="-0.004239" calcext:value-type="float">
            <text:p>-0.004239</text:p>
          </table:table-cell>
          <table:table-cell office:value-type="float" office:value="0.053286" calcext:value-type="float">
            <text:p>0.053286</text:p>
          </table:table-cell>
          <table:table-cell/>
          <table:table-cell office:value-type="float" office:value="126.110833" calcext:value-type="float">
            <text:p>126.110833</text:p>
          </table:table-cell>
          <table:table-cell office:value-type="float" office:value="4.977663" calcext:value-type="float">
            <text:p>4.977663</text:p>
          </table:table-cell>
          <table:table-cell office:value-type="float" office:value="1.020346" calcext:value-type="float">
            <text:p>1.02034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02505" calcext:value-type="float">
            <text:p>224.402505</text:p>
          </table:table-cell>
          <table:table-cell table:number-columns-repeated="3"/>
        </table:table-row>
        <table:table-row table:style-name="ro1">
          <table:table-cell office:value-type="float" office:value="7.950618" calcext:value-type="float">
            <text:p>7.950618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85258" calcext:value-type="float">
            <text:p>0.085258</text:p>
          </table:table-cell>
          <table:table-cell/>
          <table:table-cell office:value-type="float" office:value="129.549677" calcext:value-type="float">
            <text:p>129.549677</text:p>
          </table:table-cell>
          <table:table-cell office:value-type="float" office:value="5.978965" calcext:value-type="float">
            <text:p>5.978965</text:p>
          </table:table-cell>
          <table:table-cell office:value-type="float" office:value="1.939314" calcext:value-type="float">
            <text:p>1.93931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186.487132" calcext:value-type="float">
            <text:p>186.487132</text:p>
          </table:table-cell>
          <table:table-cell table:number-columns-repeated="3"/>
        </table:table-row>
        <table:table-row table:style-name="ro1">
          <table:table-cell office:value-type="float" office:value="8.370658" calcext:value-type="float">
            <text:p>8.370658</text:p>
          </table:table-cell>
          <table:table-cell office:value-type="float" office:value="-0.007862" calcext:value-type="float">
            <text:p>-0.007862</text:p>
          </table:table-cell>
          <table:table-cell office:value-type="float" office:value="0.05595" calcext:value-type="float">
            <text:p>0.05595</text:p>
          </table:table-cell>
          <table:table-cell/>
          <table:table-cell office:value-type="float" office:value="126.991213" calcext:value-type="float">
            <text:p>126.991213</text:p>
          </table:table-cell>
          <table:table-cell office:value-type="float" office:value="4.967508" calcext:value-type="float">
            <text:p>4.967508</text:p>
          </table:table-cell>
          <table:table-cell office:value-type="float" office:value="1.035647" calcext:value-type="float">
            <text:p>1.035647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26.471711" calcext:value-type="float">
            <text:p>226.471711</text:p>
          </table:table-cell>
          <table:table-cell table:number-columns-repeated="3"/>
        </table:table-row>
        <table:table-row table:style-name="ro1">
          <table:table-cell office:value-type="float" office:value="8.246842" calcext:value-type="float">
            <text:p>8.246842</text:p>
          </table:table-cell>
          <table:table-cell office:value-type="float" office:value="-0.014212" calcext:value-type="float">
            <text:p>-0.014212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24.411261" calcext:value-type="float">
            <text:p>124.411261</text:p>
          </table:table-cell>
          <table:table-cell office:value-type="float" office:value="4.976443" calcext:value-type="float">
            <text:p>4.976443</text:p>
          </table:table-cell>
          <table:table-cell office:value-type="float" office:value="1.031507" calcext:value-type="float">
            <text:p>1.031507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7507" calcext:value-type="float">
            <text:p>224.457507</text:p>
          </table:table-cell>
          <table:table-cell table:number-columns-repeated="3"/>
        </table:table-row>
        <table:table-row table:style-name="ro1">
          <table:table-cell office:value-type="float" office:value="8.165065" calcext:value-type="float">
            <text:p>8.165065</text:p>
          </table:table-cell>
          <table:table-cell office:value-type="float" office:value="-0.007704" calcext:value-type="float">
            <text:p>-0.007704</text:p>
          </table:table-cell>
          <table:table-cell office:value-type="float" office:value="0.072824" calcext:value-type="float">
            <text:p>0.072824</text:p>
          </table:table-cell>
          <table:table-cell/>
          <table:table-cell office:value-type="float" office:value="127.86181" calcext:value-type="float">
            <text:p>127.86181</text:p>
          </table:table-cell>
          <table:table-cell office:value-type="float" office:value="4.973337" calcext:value-type="float">
            <text:p>4.973337</text:p>
          </table:table-cell>
          <table:table-cell office:value-type="float" office:value="1.002013" calcext:value-type="float">
            <text:p>1.002013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999837" calcext:value-type="float">
            <text:p>224.999837</text:p>
          </table:table-cell>
          <table:table-cell table:number-columns-repeated="3"/>
        </table:table-row>
        <table:table-row table:style-name="ro1">
          <table:table-cell office:value-type="float" office:value="7.523711" calcext:value-type="float">
            <text:p>7.523711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95027" calcext:value-type="float">
            <text:p>0.095027</text:p>
          </table:table-cell>
          <table:table-cell/>
          <table:table-cell office:value-type="float" office:value="135.438483" calcext:value-type="float">
            <text:p>135.438483</text:p>
          </table:table-cell>
          <table:table-cell office:value-type="float" office:value="4.980476" calcext:value-type="float">
            <text:p>4.980476</text:p>
          </table:table-cell>
          <table:table-cell office:value-type="float" office:value="1.004797" calcext:value-type="float">
            <text:p>1.004797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673394" calcext:value-type="float">
            <text:p>223.673394</text:p>
          </table:table-cell>
          <table:table-cell table:number-columns-repeated="3"/>
        </table:table-row>
        <table:table-row table:style-name="ro1">
          <table:table-cell office:value-type="float" office:value="7.745554" calcext:value-type="float">
            <text:p>7.745554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36.207168" calcext:value-type="float">
            <text:p>136.207168</text:p>
          </table:table-cell>
          <table:table-cell office:value-type="float" office:value="5.973684" calcext:value-type="float">
            <text:p>5.973684</text:p>
          </table:table-cell>
          <table:table-cell office:value-type="float" office:value="1.931012" calcext:value-type="float">
            <text:p>1.931012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7.991194" calcext:value-type="float">
            <text:p>187.991194</text:p>
          </table:table-cell>
          <table:table-cell table:number-columns-repeated="3"/>
        </table:table-row>
        <table:table-row table:style-name="ro1">
          <table:table-cell office:value-type="float" office:value="8.235917" calcext:value-type="float">
            <text:p>8.235917</text:p>
          </table:table-cell>
          <table:table-cell office:value-type="float" office:value="-0.007336" calcext:value-type="float">
            <text:p>-0.007336</text:p>
          </table:table-cell>
          <table:table-cell office:value-type="float" office:value="0.057726" calcext:value-type="float">
            <text:p>0.057726</text:p>
          </table:table-cell>
          <table:table-cell/>
          <table:table-cell office:value-type="float" office:value="128.825973" calcext:value-type="float">
            <text:p>128.825973</text:p>
          </table:table-cell>
          <table:table-cell office:value-type="float" office:value="5.976047" calcext:value-type="float">
            <text:p>5.976047</text:p>
          </table:table-cell>
          <table:table-cell office:value-type="float" office:value="1.932151" calcext:value-type="float">
            <text:p>1.932151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25153" calcext:value-type="float">
            <text:p>188.25153</text:p>
          </table:table-cell>
          <table:table-cell table:number-columns-repeated="3"/>
        </table:table-row>
        <table:table-row table:style-name="ro1">
          <table:table-cell office:value-type="float" office:value="8.230593" calcext:value-type="float">
            <text:p>8.230593</text:p>
          </table:table-cell>
          <table:table-cell office:value-type="float" office:value="-0.002262" calcext:value-type="float">
            <text:p>-0.002262</text:p>
          </table:table-cell>
          <table:table-cell office:value-type="float" office:value="0.063943" calcext:value-type="float">
            <text:p>0.063943</text:p>
          </table:table-cell>
          <table:table-cell/>
          <table:table-cell office:value-type="float" office:value="128.058817" calcext:value-type="float">
            <text:p>128.058817</text:p>
          </table:table-cell>
          <table:table-cell office:value-type="float" office:value="5.967645" calcext:value-type="float">
            <text:p>5.967645</text:p>
          </table:table-cell>
          <table:table-cell office:value-type="float" office:value="1.932567" calcext:value-type="float">
            <text:p>1.932567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16578" calcext:value-type="float">
            <text:p>188.516578</text:p>
          </table:table-cell>
          <table:table-cell table:number-columns-repeated="3"/>
        </table:table-row>
        <table:table-row table:style-name="ro1">
          <table:table-cell office:value-type="float" office:value="8.001556" calcext:value-type="float">
            <text:p>8.001556</text:p>
          </table:table-cell>
          <table:table-cell office:value-type="float" office:value="-0.008217" calcext:value-type="float">
            <text:p>-0.008217</text:p>
          </table:table-cell>
          <table:table-cell office:value-type="float" office:value="0.099467" calcext:value-type="float">
            <text:p>0.099467</text:p>
          </table:table-cell>
          <table:table-cell/>
          <table:table-cell office:value-type="float" office:value="126.725349" calcext:value-type="float">
            <text:p>126.725349</text:p>
          </table:table-cell>
          <table:table-cell office:value-type="float" office:value="4.979412" calcext:value-type="float">
            <text:p>4.979412</text:p>
          </table:table-cell>
          <table:table-cell office:value-type="float" office:value="1.019266" calcext:value-type="float">
            <text:p>1.019266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1202" calcext:value-type="float">
            <text:p>223.721202</text:p>
          </table:table-cell>
          <table:table-cell table:number-columns-repeated="3"/>
        </table:table-row>
        <table:table-row table:style-name="ro1">
          <table:table-cell office:value-type="float" office:value="8.346525" calcext:value-type="float">
            <text:p>8.346525</text:p>
          </table:table-cell>
          <table:table-cell office:value-type="float" office:value="-0.00718" calcext:value-type="float">
            <text:p>-0.00718</text:p>
          </table:table-cell>
          <table:table-cell office:value-type="float" office:value="0.045293" calcext:value-type="float">
            <text:p>0.045293</text:p>
          </table:table-cell>
          <table:table-cell/>
          <table:table-cell office:value-type="float" office:value="128.796116" calcext:value-type="float">
            <text:p>128.796116</text:p>
          </table:table-cell>
          <table:table-cell office:value-type="float" office:value="5.976397" calcext:value-type="float">
            <text:p>5.976397</text:p>
          </table:table-cell>
          <table:table-cell office:value-type="float" office:value="1.920091" calcext:value-type="float">
            <text:p>1.920091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240506" calcext:value-type="float">
            <text:p>188.240506</text:p>
          </table:table-cell>
          <table:table-cell table:number-columns-repeated="3"/>
        </table:table-row>
        <table:table-row table:style-name="ro1">
          <table:table-cell office:value-type="float" office:value="8.376407" calcext:value-type="float">
            <text:p>8.376407</text:p>
          </table:table-cell>
          <table:table-cell office:value-type="float" office:value="-0.006465" calcext:value-type="float">
            <text:p>-0.006465</text:p>
          </table:table-cell>
          <table:table-cell office:value-type="float" office:value="0.075488" calcext:value-type="float">
            <text:p>0.075488</text:p>
          </table:table-cell>
          <table:table-cell/>
          <table:table-cell office:value-type="float" office:value="124.277627" calcext:value-type="float">
            <text:p>124.277627</text:p>
          </table:table-cell>
          <table:table-cell office:value-type="float" office:value="5.977415" calcext:value-type="float">
            <text:p>5.977415</text:p>
          </table:table-cell>
          <table:table-cell office:value-type="float" office:value="1.941075" calcext:value-type="float">
            <text:p>1.941075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37378" calcext:value-type="float">
            <text:p>187.037378</text:p>
          </table:table-cell>
          <table:table-cell table:number-columns-repeated="3"/>
        </table:table-row>
        <table:table-row table:style-name="ro1">
          <table:table-cell office:value-type="float" office:value="7.742678" calcext:value-type="float">
            <text:p>7.742678</text:p>
          </table:table-cell>
          <table:table-cell office:value-type="float" office:value="-0.004948" calcext:value-type="float">
            <text:p>-0.004948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32.512292" calcext:value-type="float">
            <text:p>132.512292</text:p>
          </table:table-cell>
          <table:table-cell office:value-type="float" office:value="5.977846" calcext:value-type="float">
            <text:p>5.977846</text:p>
          </table:table-cell>
          <table:table-cell office:value-type="float" office:value="1.911723" calcext:value-type="float">
            <text:p>1.911723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027597" calcext:value-type="float">
            <text:p>188.027597</text:p>
          </table:table-cell>
          <table:table-cell table:number-columns-repeated="3"/>
        </table:table-row>
        <table:table-row table:style-name="ro1">
          <table:table-cell office:value-type="float" office:value="8.157848" calcext:value-type="float">
            <text:p>8.157848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52398" calcext:value-type="float">
            <text:p>0.052398</text:p>
          </table:table-cell>
          <table:table-cell/>
          <table:table-cell office:value-type="float" office:value="130.794296" calcext:value-type="float">
            <text:p>130.794296</text:p>
          </table:table-cell>
          <table:table-cell office:value-type="float" office:value="5.962467" calcext:value-type="float">
            <text:p>5.962467</text:p>
          </table:table-cell>
          <table:table-cell office:value-type="float" office:value="1.933031" calcext:value-type="float">
            <text:p>1.933031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187.673996" calcext:value-type="float">
            <text:p>187.673996</text:p>
          </table:table-cell>
          <table:table-cell table:number-columns-repeated="3"/>
        </table:table-row>
        <table:table-row table:style-name="ro1">
          <table:table-cell office:value-type="float" office:value="8.168615" calcext:value-type="float">
            <text:p>8.168615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77265" calcext:value-type="float">
            <text:p>0.077265</text:p>
          </table:table-cell>
          <table:table-cell/>
          <table:table-cell office:value-type="float" office:value="127.194143" calcext:value-type="float">
            <text:p>127.194143</text:p>
          </table:table-cell>
          <table:table-cell office:value-type="float" office:value="4.980364" calcext:value-type="float">
            <text:p>4.980364</text:p>
          </table:table-cell>
          <table:table-cell office:value-type="float" office:value="1.024892" calcext:value-type="float">
            <text:p>1.024892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280792" calcext:value-type="float">
            <text:p>224.280792</text:p>
          </table:table-cell>
          <table:table-cell table:number-columns-repeated="3"/>
        </table:table-row>
        <table:table-row table:style-name="ro1">
          <table:table-cell office:value-type="float" office:value="7.754036" calcext:value-type="float">
            <text:p>7.754036</text:p>
          </table:table-cell>
          <table:table-cell office:value-type="float" office:value="-0.006736" calcext:value-type="float">
            <text:p>-0.006736</text:p>
          </table:table-cell>
          <table:table-cell office:value-type="float" office:value="0.059503" calcext:value-type="float">
            <text:p>0.059503</text:p>
          </table:table-cell>
          <table:table-cell/>
          <table:table-cell office:value-type="float" office:value="136.574038" calcext:value-type="float">
            <text:p>136.574038</text:p>
          </table:table-cell>
          <table:table-cell office:value-type="float" office:value="4.97482" calcext:value-type="float">
            <text:p>4.97482</text:p>
          </table:table-cell>
          <table:table-cell office:value-type="float" office:value="1.003471" calcext:value-type="float">
            <text:p>1.003471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133778" calcext:value-type="float">
            <text:p>225.133778</text:p>
          </table:table-cell>
          <table:table-cell table:number-columns-repeated="3"/>
        </table:table-row>
        <table:table-row table:style-name="ro1">
          <table:table-cell office:value-type="float" office:value="8.303388" calcext:value-type="float">
            <text:p>8.303388</text:p>
          </table:table-cell>
          <table:table-cell office:value-type="float" office:value="-0.007635" calcext:value-type="float">
            <text:p>-0.007635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6.09311" calcext:value-type="float">
            <text:p>126.09311</text:p>
          </table:table-cell>
          <table:table-cell office:value-type="float" office:value="4.981131" calcext:value-type="float">
            <text:p>4.981131</text:p>
          </table:table-cell>
          <table:table-cell office:value-type="float" office:value="1.000235" calcext:value-type="float">
            <text:p>1.000235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045499" calcext:value-type="float">
            <text:p>224.045499</text:p>
          </table:table-cell>
          <table:table-cell table:number-columns-repeated="3"/>
        </table:table-row>
        <table:table-row table:style-name="ro1">
          <table:table-cell office:value-type="float" office:value="8.653475" calcext:value-type="float">
            <text:p>8.653475</text:p>
          </table:table-cell>
          <table:table-cell office:value-type="float" office:value="-0.006935" calcext:value-type="float">
            <text:p>-0.006935</text:p>
          </table:table-cell>
          <table:table-cell office:value-type="float" office:value="0.063943" calcext:value-type="float">
            <text:p>0.063943</text:p>
          </table:table-cell>
          <table:table-cell/>
          <table:table-cell office:value-type="float" office:value="121.800779" calcext:value-type="float">
            <text:p>121.800779</text:p>
          </table:table-cell>
          <table:table-cell office:value-type="float" office:value="5.032031" calcext:value-type="float">
            <text:p>5.032031</text:p>
          </table:table-cell>
          <table:table-cell office:value-type="float" office:value="1.034797" calcext:value-type="float">
            <text:p>1.03479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1.779235" calcext:value-type="float">
            <text:p>221.779235</text:p>
          </table:table-cell>
          <table:table-cell table:number-columns-repeated="3"/>
        </table:table-row>
        <table:table-row table:style-name="ro1">
          <table:table-cell office:value-type="float" office:value="8.247834" calcext:value-type="float">
            <text:p>8.247834</text:p>
          </table:table-cell>
          <table:table-cell office:value-type="float" office:value="-0.00845" calcext:value-type="float">
            <text:p>-0.00845</text:p>
          </table:table-cell>
          <table:table-cell office:value-type="float" office:value="0.106572" calcext:value-type="float">
            <text:p>0.106572</text:p>
          </table:table-cell>
          <table:table-cell/>
          <table:table-cell office:value-type="float" office:value="121.971417" calcext:value-type="float">
            <text:p>121.971417</text:p>
          </table:table-cell>
          <table:table-cell office:value-type="float" office:value="5.960319" calcext:value-type="float">
            <text:p>5.960319</text:p>
          </table:table-cell>
          <table:table-cell office:value-type="float" office:value="1.925991" calcext:value-type="float">
            <text:p>1.925991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580509" calcext:value-type="float">
            <text:p>188.580509</text:p>
          </table:table-cell>
          <table:table-cell table:number-columns-repeated="3"/>
        </table:table-row>
        <table:table-row table:style-name="ro1">
          <table:table-cell office:value-type="float" office:value="8.430892" calcext:value-type="float">
            <text:p>8.430892</text:p>
          </table:table-cell>
          <table:table-cell office:value-type="float" office:value="-0.006819" calcext:value-type="float">
            <text:p>-0.006819</text:p>
          </table:table-cell>
          <table:table-cell office:value-type="float" office:value="0.042629" calcext:value-type="float">
            <text:p>0.042629</text:p>
          </table:table-cell>
          <table:table-cell/>
          <table:table-cell office:value-type="float" office:value="127.863102" calcext:value-type="float">
            <text:p>127.863102</text:p>
          </table:table-cell>
          <table:table-cell office:value-type="float" office:value="4.976667" calcext:value-type="float">
            <text:p>4.976667</text:p>
          </table:table-cell>
          <table:table-cell office:value-type="float" office:value="1.014631" calcext:value-type="float">
            <text:p>1.014631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47399" calcext:value-type="float">
            <text:p>224.447399</text:p>
          </table:table-cell>
          <table:table-cell table:number-columns-repeated="3"/>
        </table:table-row>
        <table:table-row table:style-name="ro1">
          <table:table-cell office:value-type="float" office:value="7.718914" calcext:value-type="float">
            <text:p>7.718914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60391" calcext:value-type="float">
            <text:p>0.060391</text:p>
          </table:table-cell>
          <table:table-cell/>
          <table:table-cell office:value-type="float" office:value="137.065913" calcext:value-type="float">
            <text:p>137.065913</text:p>
          </table:table-cell>
          <table:table-cell office:value-type="float" office:value="4.979258" calcext:value-type="float">
            <text:p>4.979258</text:p>
          </table:table-cell>
          <table:table-cell office:value-type="float" office:value="1.009137" calcext:value-type="float">
            <text:p>1.00913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29777" calcext:value-type="float">
            <text:p>224.129777</text:p>
          </table:table-cell>
          <table:table-cell table:number-columns-repeated="3"/>
        </table:table-row>
        <table:table-row table:style-name="ro1">
          <table:table-cell office:value-type="float" office:value="8.900261" calcext:value-type="float">
            <text:p>8.900261</text:p>
          </table:table-cell>
          <table:table-cell office:value-type="float" office:value="-0.006545" calcext:value-type="float">
            <text:p>-0.006545</text:p>
          </table:table-cell>
          <table:table-cell office:value-type="float" office:value="0.029307" calcext:value-type="float">
            <text:p>0.029307</text:p>
          </table:table-cell>
          <table:table-cell/>
          <table:table-cell office:value-type="float" office:value="122.805388" calcext:value-type="float">
            <text:p>122.805388</text:p>
          </table:table-cell>
          <table:table-cell office:value-type="float" office:value="4.977005" calcext:value-type="float">
            <text:p>4.977005</text:p>
          </table:table-cell>
          <table:table-cell office:value-type="float" office:value="1.029742" calcext:value-type="float">
            <text:p>1.029742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633087" calcext:value-type="float">
            <text:p>224.633087</text:p>
          </table:table-cell>
          <table:table-cell table:number-columns-repeated="3"/>
        </table:table-row>
        <table:table-row table:style-name="ro1">
          <table:table-cell office:value-type="float" office:value="8.492146" calcext:value-type="float">
            <text:p>8.49214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90586" calcext:value-type="float">
            <text:p>0.090586</text:p>
          </table:table-cell>
          <table:table-cell/>
          <table:table-cell office:value-type="float" office:value="120.582006" calcext:value-type="float">
            <text:p>120.582006</text:p>
          </table:table-cell>
          <table:table-cell office:value-type="float" office:value="5.965955" calcext:value-type="float">
            <text:p>5.965955</text:p>
          </table:table-cell>
          <table:table-cell office:value-type="float" office:value="1.923323" calcext:value-type="float">
            <text:p>1.923323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69977" calcext:value-type="float">
            <text:p>188.569977</text:p>
          </table:table-cell>
          <table:table-cell table:number-columns-repeated="3"/>
        </table:table-row>
        <table:table-row table:style-name="ro1">
          <table:table-cell office:value-type="float" office:value="8.387133" calcext:value-type="float">
            <text:p>8.387133</text:p>
          </table:table-cell>
          <table:table-cell office:value-type="float" office:value="-0.006774" calcext:value-type="float">
            <text:p>-0.006774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25.787916" calcext:value-type="float">
            <text:p>125.787916</text:p>
          </table:table-cell>
          <table:table-cell office:value-type="float" office:value="4.976655" calcext:value-type="float">
            <text:p>4.976655</text:p>
          </table:table-cell>
          <table:table-cell office:value-type="float" office:value="1.042906" calcext:value-type="float">
            <text:p>1.04290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47947" calcext:value-type="float">
            <text:p>224.447947</text:p>
          </table:table-cell>
          <table:table-cell table:number-columns-repeated="3"/>
        </table:table-row>
        <table:table-row table:style-name="ro1">
          <table:table-cell office:value-type="float" office:value="8.654335" calcext:value-type="float">
            <text:p>8.654335</text:p>
          </table:table-cell>
          <table:table-cell office:value-type="float" office:value="-0.007567" calcext:value-type="float">
            <text:p>-0.007567</text:p>
          </table:table-cell>
          <table:table-cell office:value-type="float" office:value="0.056838" calcext:value-type="float">
            <text:p>0.056838</text:p>
          </table:table-cell>
          <table:table-cell/>
          <table:table-cell office:value-type="float" office:value="122.713068" calcext:value-type="float">
            <text:p>122.713068</text:p>
          </table:table-cell>
          <table:table-cell office:value-type="float" office:value="4.979416" calcext:value-type="float">
            <text:p>4.979416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1019" calcext:value-type="float">
            <text:p>223.721019</text:p>
          </table:table-cell>
          <table:table-cell table:number-columns-repeated="3"/>
        </table:table-row>
        <table:table-row table:style-name="ro1">
          <table:table-cell office:value-type="float" office:value="7.982862" calcext:value-type="float">
            <text:p>7.982862</text:p>
          </table:table-cell>
          <table:table-cell office:value-type="float" office:value="-0.002736" calcext:value-type="float">
            <text:p>-0.002736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8.901139" calcext:value-type="float">
            <text:p>128.901139</text:p>
          </table:table-cell>
          <table:table-cell office:value-type="float" office:value="4.975321" calcext:value-type="float">
            <text:p>4.975321</text:p>
          </table:table-cell>
          <table:table-cell office:value-type="float" office:value="1.025926" calcext:value-type="float">
            <text:p>1.02592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508125" calcext:value-type="float">
            <text:p>224.508125</text:p>
          </table:table-cell>
          <table:table-cell table:number-columns-repeated="3"/>
        </table:table-row>
        <table:table-row table:style-name="ro1">
          <table:table-cell office:value-type="float" office:value="8.369132" calcext:value-type="float">
            <text:p>8.369132</text:p>
          </table:table-cell>
          <table:table-cell office:value-type="float" office:value="-0.008065" calcext:value-type="float">
            <text:p>-0.008065</text:p>
          </table:table-cell>
          <table:table-cell office:value-type="float" office:value="0.060391" calcext:value-type="float">
            <text:p>0.060391</text:p>
          </table:table-cell>
          <table:table-cell/>
          <table:table-cell office:value-type="float" office:value="126.416932" calcext:value-type="float">
            <text:p>126.416932</text:p>
          </table:table-cell>
          <table:table-cell office:value-type="float" office:value="5.963775" calcext:value-type="float">
            <text:p>5.963775</text:p>
          </table:table-cell>
          <table:table-cell office:value-type="float" office:value="1.94023" calcext:value-type="float">
            <text:p>1.94023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8.303544" calcext:value-type="float">
            <text:p>188.303544</text:p>
          </table:table-cell>
          <table:table-cell table:number-columns-repeated="3"/>
        </table:table-row>
        <table:table-row table:style-name="ro1">
          <table:table-cell office:value-type="float" office:value="7.995514" calcext:value-type="float">
            <text:p>7.995514</text:p>
          </table:table-cell>
          <table:table-cell office:value-type="float" office:value="-0.007223" calcext:value-type="float">
            <text:p>-0.007223</text:p>
          </table:table-cell>
          <table:table-cell office:value-type="float" office:value="0.082593" calcext:value-type="float">
            <text:p>0.082593</text:p>
          </table:table-cell>
          <table:table-cell/>
          <table:table-cell office:value-type="float" office:value="129.197449" calcext:value-type="float">
            <text:p>129.197449</text:p>
          </table:table-cell>
          <table:table-cell office:value-type="float" office:value="4.964166" calcext:value-type="float">
            <text:p>4.964166</text:p>
          </table:table-cell>
          <table:table-cell office:value-type="float" office:value="1.011686" calcext:value-type="float">
            <text:p>1.011686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226.221286" calcext:value-type="float">
            <text:p>226.221286</text:p>
          </table:table-cell>
          <table:table-cell table:number-columns-repeated="3"/>
        </table:table-row>
        <table:table-row table:style-name="ro1">
          <table:table-cell office:value-type="float" office:value="7.79742" calcext:value-type="float">
            <text:p>7.79742</text:p>
          </table:table-cell>
          <table:table-cell office:value-type="float" office:value="-0.005131" calcext:value-type="float">
            <text:p>-0.005131</text:p>
          </table:table-cell>
          <table:table-cell office:value-type="float" office:value="0.096803" calcext:value-type="float">
            <text:p>0.096803</text:p>
          </table:table-cell>
          <table:table-cell/>
          <table:table-cell office:value-type="float" office:value="130.427756" calcext:value-type="float">
            <text:p>130.427756</text:p>
          </table:table-cell>
          <table:table-cell office:value-type="float" office:value="4.977318" calcext:value-type="float">
            <text:p>4.977318</text:p>
          </table:table-cell>
          <table:table-cell office:value-type="float" office:value="1.012444" calcext:value-type="float">
            <text:p>1.01244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17147" calcext:value-type="float">
            <text:p>224.217147</text:p>
          </table:table-cell>
          <table:table-cell table:number-columns-repeated="3"/>
        </table:table-row>
        <table:table-row table:style-name="ro1">
          <table:table-cell office:value-type="float" office:value="8.392829" calcext:value-type="float">
            <text:p>8.392829</text:p>
          </table:table-cell>
          <table:table-cell office:value-type="float" office:value="-0.008465" calcext:value-type="float">
            <text:p>-0.008465</text:p>
          </table:table-cell>
          <table:table-cell office:value-type="float" office:value="0.040853" calcext:value-type="float">
            <text:p>0.040853</text:p>
          </table:table-cell>
          <table:table-cell/>
          <table:table-cell office:value-type="float" office:value="128.681283" calcext:value-type="float">
            <text:p>128.681283</text:p>
          </table:table-cell>
          <table:table-cell office:value-type="float" office:value="4.982983" calcext:value-type="float">
            <text:p>4.982983</text:p>
          </table:table-cell>
          <table:table-cell office:value-type="float" office:value="1.01894" calcext:value-type="float">
            <text:p>1.0189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761545" calcext:value-type="float">
            <text:p>223.761545</text:p>
          </table:table-cell>
          <table:table-cell table:number-columns-repeated="3"/>
        </table:table-row>
        <table:table-row table:style-name="ro1">
          <table:table-cell office:value-type="float" office:value="8.06289" calcext:value-type="float">
            <text:p>8.06289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9.854183" calcext:value-type="float">
            <text:p>129.854183</text:p>
          </table:table-cell>
          <table:table-cell office:value-type="float" office:value="4.978003" calcext:value-type="float">
            <text:p>4.978003</text:p>
          </table:table-cell>
          <table:table-cell office:value-type="float" office:value="1.020772" calcext:value-type="float">
            <text:p>1.020772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6284" calcext:value-type="float">
            <text:p>224.186284</text:p>
          </table:table-cell>
          <table:table-cell table:number-columns-repeated="3"/>
        </table:table-row>
        <table:table-row table:style-name="ro1">
          <table:table-cell office:value-type="float" office:value="7.877496" calcext:value-type="float">
            <text:p>7.877496</text:p>
          </table:table-cell>
          <table:table-cell office:value-type="float" office:value="-0.00836" calcext:value-type="float">
            <text:p>-0.00836</text:p>
          </table:table-cell>
          <table:table-cell office:value-type="float" office:value="0.098579" calcext:value-type="float">
            <text:p>0.098579</text:p>
          </table:table-cell>
          <table:table-cell/>
          <table:table-cell office:value-type="float" office:value="128.84805" calcext:value-type="float">
            <text:p>128.84805</text:p>
          </table:table-cell>
          <table:table-cell office:value-type="float" office:value="5.968673" calcext:value-type="float">
            <text:p>5.968673</text:p>
          </table:table-cell>
          <table:table-cell office:value-type="float" office:value="1.905998" calcext:value-type="float">
            <text:p>1.905998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316566" calcext:value-type="float">
            <text:p>188.316566</text:p>
          </table:table-cell>
          <table:table-cell table:number-columns-repeated="3"/>
        </table:table-row>
        <table:table-row table:style-name="ro1">
          <table:table-cell office:value-type="float" office:value="8.171476" calcext:value-type="float">
            <text:p>8.171476</text:p>
          </table:table-cell>
          <table:table-cell office:value-type="float" office:value="-0.006491" calcext:value-type="float">
            <text:p>-0.006491</text:p>
          </table:table-cell>
          <table:table-cell office:value-type="float" office:value="0.061279" calcext:value-type="float">
            <text:p>0.061279</text:p>
          </table:table-cell>
          <table:table-cell/>
          <table:table-cell office:value-type="float" office:value="129.352398" calcext:value-type="float">
            <text:p>129.352398</text:p>
          </table:table-cell>
          <table:table-cell office:value-type="float" office:value="4.966562" calcext:value-type="float">
            <text:p>4.966562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225.9108" calcext:value-type="float">
            <text:p>225.91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1:47:05.033518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9T11:48:09.756639106</dc:date>
    <meta:editing-duration>PT2H50M13S</meta:editing-duration>
    <meta:editing-cycles>14</meta:editing-cycles>
    <meta:document-statistic meta:table-count="1" meta:cell-count="8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107" svg:x="1.666cm" svg:y="1.601cm" svg:width="26.43cm" svg:height="14.235cm">
          <chart:coordinate-region svg:x="2.473cm" svg:y="1.8cm" svg:width="25.343cm" svg:height="13.389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107" chart:class="chart:scatter">
            <chart:mean-value chart:style-name="ch14"/>
            <chart:regression-curve chart:style-name="ch15"/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.424426">
                <text:p>140.424426</text:p>
                <draw:g>
                  <svg:desc>Sheet1.E8:Sheet1.E107</svg:desc>
                </draw:g>
              </table:table-cell>
              <table:table-cell office:value-type="float" office:value="223.570125">
                <text:p>223.570125</text:p>
                <draw:g>
                  <svg:desc>Sheet1.J8:Sheet1.J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964169">
                <text:p>129.964169</text:p>
              </table:table-cell>
              <table:table-cell office:value-type="float" office:value="223.467903">
                <text:p>223.467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649287">
                <text:p>128.649287</text:p>
              </table:table-cell>
              <table:table-cell office:value-type="float" office:value="224.187766">
                <text:p>224.187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838998">
                <text:p>120.838998</text:p>
              </table:table-cell>
              <table:table-cell office:value-type="float" office:value="187.031335">
                <text:p>187.031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82324">
                <text:p>128.182324</text:p>
              </table:table-cell>
              <table:table-cell office:value-type="float" office:value="225.972557">
                <text:p>225.972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838512">
                <text:p>125.838512</text:p>
              </table:table-cell>
              <table:table-cell office:value-type="float" office:value="187.782753">
                <text:p>187.78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.729219">
                <text:p>124.729219</text:p>
              </table:table-cell>
              <table:table-cell office:value-type="float" office:value="224.378871">
                <text:p>224.378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914285">
                <text:p>132.914285</text:p>
              </table:table-cell>
              <table:table-cell office:value-type="float" office:value="223.912626">
                <text:p>223.912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294532">
                <text:p>133.294532</text:p>
              </table:table-cell>
              <table:table-cell office:value-type="float" office:value="224.457958">
                <text:p>224.457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026268">
                <text:p>125.026268</text:p>
              </table:table-cell>
              <table:table-cell office:value-type="float" office:value="226.410586">
                <text:p>226.410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70112">
                <text:p>127.70112</text:p>
              </table:table-cell>
              <table:table-cell office:value-type="float" office:value="188.011097">
                <text:p>188.011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.755959">
                <text:p>125.755959</text:p>
              </table:table-cell>
              <table:table-cell office:value-type="float" office:value="224.267731">
                <text:p>224.267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937567">
                <text:p>130.937567</text:p>
              </table:table-cell>
              <table:table-cell office:value-type="float" office:value="224.036755">
                <text:p>224.03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408308">
                <text:p>126.408308</text:p>
              </table:table-cell>
              <table:table-cell office:value-type="float" office:value="224.13172">
                <text:p>224.13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.19382">
                <text:p>125.19382</text:p>
              </table:table-cell>
              <table:table-cell office:value-type="float" office:value="188.416423">
                <text:p>188.41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779415">
                <text:p>131.779415</text:p>
              </table:table-cell>
              <table:table-cell office:value-type="float" office:value="188.212049">
                <text:p>188.212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.539946">
                <text:p>130.539946</text:p>
              </table:table-cell>
              <table:table-cell office:value-type="float" office:value="223.588281">
                <text:p>223.58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.054597">
                <text:p>126.054597</text:p>
              </table:table-cell>
              <table:table-cell office:value-type="float" office:value="224.224526">
                <text:p>224.22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466194">
                <text:p>129.466194</text:p>
              </table:table-cell>
              <table:table-cell office:value-type="float" office:value="223.899987">
                <text:p>223.8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.255729">
                <text:p>135.255729</text:p>
              </table:table-cell>
              <table:table-cell office:value-type="float" office:value="224.613782">
                <text:p>224.613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294315">
                <text:p>133.294315</text:p>
              </table:table-cell>
              <table:table-cell office:value-type="float" office:value="224.662296">
                <text:p>224.662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904183">
                <text:p>129.904183</text:p>
              </table:table-cell>
              <table:table-cell office:value-type="float" office:value="188.293505">
                <text:p>188.293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.448528">
                <text:p>127.448528</text:p>
              </table:table-cell>
              <table:table-cell office:value-type="float" office:value="188.151233">
                <text:p>188.151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275276">
                <text:p>131.275276</text:p>
              </table:table-cell>
              <table:table-cell office:value-type="float" office:value="223.977076">
                <text:p>223.977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.283687">
                <text:p>130.283687</text:p>
              </table:table-cell>
              <table:table-cell office:value-type="float" office:value="223.984767">
                <text:p>223.984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448765">
                <text:p>126.448765</text:p>
              </table:table-cell>
              <table:table-cell office:value-type="float" office:value="225.869308">
                <text:p>225.869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273882">
                <text:p>126.273882</text:p>
              </table:table-cell>
              <table:table-cell office:value-type="float" office:value="224.33003">
                <text:p>224.33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.948374">
                <text:p>129.948374</text:p>
              </table:table-cell>
              <table:table-cell office:value-type="float" office:value="186.616308">
                <text:p>186.616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584791">
                <text:p>134.584791</text:p>
              </table:table-cell>
              <table:table-cell office:value-type="float" office:value="223.92472">
                <text:p>223.92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752563">
                <text:p>123.752563</text:p>
              </table:table-cell>
              <table:table-cell office:value-type="float" office:value="188.512684">
                <text:p>188.512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.204183">
                <text:p>122.204183</text:p>
              </table:table-cell>
              <table:table-cell office:value-type="float" office:value="224.223398">
                <text:p>224.223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.236437">
                <text:p>132.236437</text:p>
              </table:table-cell>
              <table:table-cell office:value-type="float" office:value="187.710517">
                <text:p>187.710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.94245">
                <text:p>126.94245</text:p>
              </table:table-cell>
              <table:table-cell office:value-type="float" office:value="224.184523">
                <text:p>224.184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216019">
                <text:p>129.216019</text:p>
              </table:table-cell>
              <table:table-cell office:value-type="float" office:value="224.307229">
                <text:p>224.307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722728">
                <text:p>126.722728</text:p>
              </table:table-cell>
              <table:table-cell office:value-type="float" office:value="225.742732">
                <text:p>225.74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43876">
                <text:p>125.943876</text:p>
              </table:table-cell>
              <table:table-cell office:value-type="float" office:value="224.17048">
                <text:p>224.17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.016332">
                <text:p>130.016332</text:p>
              </table:table-cell>
              <table:table-cell office:value-type="float" office:value="187.849899">
                <text:p>187.849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.363037">
                <text:p>130.363037</text:p>
              </table:table-cell>
              <table:table-cell office:value-type="float" office:value="224.809845">
                <text:p>224.809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369645">
                <text:p>128.369645</text:p>
              </table:table-cell>
              <table:table-cell office:value-type="float" office:value="223.319943">
                <text:p>223.319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127335">
                <text:p>125.127335</text:p>
              </table:table-cell>
              <table:table-cell office:value-type="float" office:value="226.761111">
                <text:p>226.76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.484792">
                <text:p>121.484792</text:p>
              </table:table-cell>
              <table:table-cell office:value-type="float" office:value="224.371446">
                <text:p>224.371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30378">
                <text:p>123.30378</text:p>
              </table:table-cell>
              <table:table-cell office:value-type="float" office:value="188.340913">
                <text:p>188.340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.696179">
                <text:p>121.696179</text:p>
              </table:table-cell>
              <table:table-cell office:value-type="float" office:value="224.458184">
                <text:p>224.458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.656471">
                <text:p>124.656471</text:p>
              </table:table-cell>
              <table:table-cell office:value-type="float" office:value="187.829267">
                <text:p>187.829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.654516">
                <text:p>129.654516</text:p>
              </table:table-cell>
              <table:table-cell office:value-type="float" office:value="187.361493">
                <text:p>187.361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076268">
                <text:p>128.076268</text:p>
              </table:table-cell>
              <table:table-cell office:value-type="float" office:value="223.997909">
                <text:p>223.997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.73655">
                <text:p>126.73655</text:p>
              </table:table-cell>
              <table:table-cell office:value-type="float" office:value="223.36022">
                <text:p>223.36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.374775">
                <text:p>121.374775</text:p>
              </table:table-cell>
              <table:table-cell office:value-type="float" office:value="223.728154">
                <text:p>223.728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955725">
                <text:p>127.955725</text:p>
              </table:table-cell>
              <table:table-cell office:value-type="float" office:value="224.119067">
                <text:p>224.119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87153">
                <text:p>135.087153</text:p>
              </table:table-cell>
              <table:table-cell office:value-type="float" office:value="225.387802">
                <text:p>225.387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.25544">
                <text:p>127.25544</text:p>
              </table:table-cell>
              <table:table-cell office:value-type="float" office:value="224.561449">
                <text:p>224.56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.032447">
                <text:p>125.032447</text:p>
              </table:table-cell>
              <table:table-cell office:value-type="float" office:value="224.50516">
                <text:p>224.50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.08051">
                <text:p>127.08051</text:p>
              </table:table-cell>
              <table:table-cell office:value-type="float" office:value="188.472739">
                <text:p>188.472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843655">
                <text:p>123.843655</text:p>
              </table:table-cell>
              <table:table-cell office:value-type="float" office:value="187.023794">
                <text:p>187.023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.002974">
                <text:p>128.002974</text:p>
              </table:table-cell>
              <table:table-cell office:value-type="float" office:value="225.264943">
                <text:p>225.264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158107">
                <text:p>128.158107</text:p>
              </table:table-cell>
              <table:table-cell office:value-type="float" office:value="224.420714">
                <text:p>224.420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.999747">
                <text:p>127.999747</text:p>
              </table:table-cell>
              <table:table-cell office:value-type="float" office:value="222.92173">
                <text:p>222.92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7.309268">
                <text:p>127.309268</text:p>
              </table:table-cell>
              <table:table-cell office:value-type="float" office:value="187.981969">
                <text:p>187.981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.683525">
                <text:p>132.683525</text:p>
              </table:table-cell>
              <table:table-cell office:value-type="float" office:value="225.017753">
                <text:p>225.017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.912657">
                <text:p>127.912657</text:p>
              </table:table-cell>
              <table:table-cell office:value-type="float" office:value="187.331388">
                <text:p>187.331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9.14915">
                <text:p>129.14915</text:p>
              </table:table-cell>
              <table:table-cell office:value-type="float" office:value="223.559745">
                <text:p>223.559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.049837">
                <text:p>128.049837</text:p>
              </table:table-cell>
              <table:table-cell office:value-type="float" office:value="187.815096">
                <text:p>187.815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.548417">
                <text:p>129.548417</text:p>
              </table:table-cell>
              <table:table-cell office:value-type="float" office:value="187.839256">
                <text:p>187.839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.478471">
                <text:p>129.478471</text:p>
              </table:table-cell>
              <table:table-cell office:value-type="float" office:value="187.090958">
                <text:p>187.090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.347596">
                <text:p>122.347596</text:p>
              </table:table-cell>
              <table:table-cell office:value-type="float" office:value="226.220523">
                <text:p>226.220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.983118">
                <text:p>128.983118</text:p>
              </table:table-cell>
              <table:table-cell office:value-type="float" office:value="186.663124">
                <text:p>186.663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.024089">
                <text:p>125.024089</text:p>
              </table:table-cell>
              <table:table-cell office:value-type="float" office:value="188.011976">
                <text:p>188.011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.110833">
                <text:p>126.110833</text:p>
              </table:table-cell>
              <table:table-cell office:value-type="float" office:value="224.402505">
                <text:p>224.402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.549677">
                <text:p>129.549677</text:p>
              </table:table-cell>
              <table:table-cell office:value-type="float" office:value="186.487132">
                <text:p>186.487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991213">
                <text:p>126.991213</text:p>
              </table:table-cell>
              <table:table-cell office:value-type="float" office:value="226.471711">
                <text:p>226.47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.411261">
                <text:p>124.411261</text:p>
              </table:table-cell>
              <table:table-cell office:value-type="float" office:value="224.457507">
                <text:p>224.457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.86181">
                <text:p>127.86181</text:p>
              </table:table-cell>
              <table:table-cell office:value-type="float" office:value="224.999837">
                <text:p>224.999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438483">
                <text:p>135.438483</text:p>
              </table:table-cell>
              <table:table-cell office:value-type="float" office:value="223.673394">
                <text:p>223.673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07168">
                <text:p>136.207168</text:p>
              </table:table-cell>
              <table:table-cell office:value-type="float" office:value="187.991194">
                <text:p>187.991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.825973">
                <text:p>128.825973</text:p>
              </table:table-cell>
              <table:table-cell office:value-type="float" office:value="188.25153">
                <text:p>188.25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.058817">
                <text:p>128.058817</text:p>
              </table:table-cell>
              <table:table-cell office:value-type="float" office:value="188.516578">
                <text:p>188.516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.725349">
                <text:p>126.725349</text:p>
              </table:table-cell>
              <table:table-cell office:value-type="float" office:value="223.721202">
                <text:p>223.72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.796116">
                <text:p>128.796116</text:p>
              </table:table-cell>
              <table:table-cell office:value-type="float" office:value="188.240506">
                <text:p>188.240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.277627">
                <text:p>124.277627</text:p>
              </table:table-cell>
              <table:table-cell office:value-type="float" office:value="187.037378">
                <text:p>187.037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512292">
                <text:p>132.512292</text:p>
              </table:table-cell>
              <table:table-cell office:value-type="float" office:value="188.027597">
                <text:p>188.027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.794296">
                <text:p>130.794296</text:p>
              </table:table-cell>
              <table:table-cell office:value-type="float" office:value="187.673996">
                <text:p>187.673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.194143">
                <text:p>127.194143</text:p>
              </table:table-cell>
              <table:table-cell office:value-type="float" office:value="224.280792">
                <text:p>224.280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.574038">
                <text:p>136.574038</text:p>
              </table:table-cell>
              <table:table-cell office:value-type="float" office:value="225.133778">
                <text:p>225.133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.09311">
                <text:p>126.09311</text:p>
              </table:table-cell>
              <table:table-cell office:value-type="float" office:value="224.045499">
                <text:p>224.045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.800779">
                <text:p>121.800779</text:p>
              </table:table-cell>
              <table:table-cell office:value-type="float" office:value="221.779235">
                <text:p>221.779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.971417">
                <text:p>121.971417</text:p>
              </table:table-cell>
              <table:table-cell office:value-type="float" office:value="188.580509">
                <text:p>188.5805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.863102">
                <text:p>127.863102</text:p>
              </table:table-cell>
              <table:table-cell office:value-type="float" office:value="224.447399">
                <text:p>224.447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.065913">
                <text:p>137.065913</text:p>
              </table:table-cell>
              <table:table-cell office:value-type="float" office:value="224.129777">
                <text:p>224.129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.805388">
                <text:p>122.805388</text:p>
              </table:table-cell>
              <table:table-cell office:value-type="float" office:value="224.633087">
                <text:p>224.633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.582006">
                <text:p>120.582006</text:p>
              </table:table-cell>
              <table:table-cell office:value-type="float" office:value="188.569977">
                <text:p>188.569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.787916">
                <text:p>125.787916</text:p>
              </table:table-cell>
              <table:table-cell office:value-type="float" office:value="224.447947">
                <text:p>224.447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.713068">
                <text:p>122.713068</text:p>
              </table:table-cell>
              <table:table-cell office:value-type="float" office:value="223.721019">
                <text:p>223.721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.901139">
                <text:p>128.901139</text:p>
              </table:table-cell>
              <table:table-cell office:value-type="float" office:value="224.508125">
                <text:p>224.50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.416932">
                <text:p>126.416932</text:p>
              </table:table-cell>
              <table:table-cell office:value-type="float" office:value="188.303544">
                <text:p>188.303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.197449">
                <text:p>129.197449</text:p>
              </table:table-cell>
              <table:table-cell office:value-type="float" office:value="226.221286">
                <text:p>226.221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427756">
                <text:p>130.427756</text:p>
              </table:table-cell>
              <table:table-cell office:value-type="float" office:value="224.217147">
                <text:p>224.217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.681283">
                <text:p>128.681283</text:p>
              </table:table-cell>
              <table:table-cell office:value-type="float" office:value="223.761545">
                <text:p>223.761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.854183">
                <text:p>129.854183</text:p>
              </table:table-cell>
              <table:table-cell office:value-type="float" office:value="224.186284">
                <text:p>224.18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.84805">
                <text:p>128.84805</text:p>
              </table:table-cell>
              <table:table-cell office:value-type="float" office:value="188.316566">
                <text:p>188.316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.352398">
                <text:p>129.352398</text:p>
              </table:table-cell>
              <table:table-cell office:value-type="float" office:value="225.9108">
                <text:p>225.9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